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F000000DFE4AE83B0.svm"/>
  <manifest:file-entry manifest:media-type="" manifest:full-path="Object 1/Pictures/2000000D000000DD000000DD6EA06AB7.svm"/>
  <manifest:file-entry manifest:media-type="" manifest:full-path="Object 1/Pictures/2000000D000000DF000000DFA12B2941.svm"/>
  <manifest:file-entry manifest:media-type="" manifest:full-path="Object 1/Pictures/2000000D000000DF000000DF69D874C2.svm"/>
  <manifest:file-entry manifest:media-type="" manifest:full-path="Object 1/Pictures/2000000D000000DD000000DDDC7CCDFB.svm"/>
  <manifest:file-entry manifest:media-type="" manifest:full-path="Object 1/Pictures/2000000D000000DD000000DD582E9680.svm"/>
  <manifest:file-entry manifest:media-type="" manifest:full-path="Object 1/Pictures/2000000D000000DD000000DDB0168EDE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88cm solid #000000" fo:border-left="none" fo:border-right="none" fo:border-top="0.088cm solid #000000"/>
    </style:style>
    <style:style style:name="ce3" style:family="table-cell" style:parent-style-name="Default" style:data-style-name="N2">
      <style:text-properties fo:font-size="8pt"/>
    </style:style>
    <style:style style:name="ce4" style:family="table-cell" style:parent-style-name="Default" style:data-style-name="N108">
      <style:table-cell-properties fo:border-bottom="0.088cm solid #000000" fo:border-left="none" fo:border-right="none" fo:border-top="0.088cm solid #000000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fo:border-bottom="0.088cm solid #000000" fo:border-left="none" fo:border-right="none" fo:border-top="0.088cm solid #000000"/>
      <style:text-properties fo:font-size="8pt"/>
    </style:style>
    <style:style style:name="ce7" style:family="table-cell" style:parent-style-name="Default" style:data-style-name="N108">
      <style:text-properties fo:font-size="8pt"/>
    </style:style>
    <style:style style:name="ce8" style:family="table-cell" style:parent-style-name="Default" style:data-style-name="N2"/>
    <style:style style:name="ce9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6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5" table:default-cell-style-name="ce3"/>
        <table:table-column table:style-name="co3" table:number-columns-repeated="998" table:default-cell-style-name="Default"/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512">
            <text:p>512</text:p>
          </table:table-cell>
          <table:table-cell table:style-name="ce1" table:number-columns-repeated="986"/>
          <table:table-cell table:number-columns-repeated="12"/>
        </table:table-row>
        <table:table-row table:style-name="ro1">
          <table:table-cell office:value-type="string">
            <text:p>RxSimple / Hooks_00</text:p>
          </table:table-cell>
          <table:table-cell/>
          <table:table-cell office:value-type="float" office:value="0.450653447498873">
            <text:p>0,45</text:p>
          </table:table-cell>
          <table:table-cell office:value-type="float" office:value="0.0943975079057913">
            <text:p>0,09</text:p>
          </table:table-cell>
          <table:table-cell office:value-type="float" office:value="0.0965313083209988">
            <text:p>0,10</text:p>
          </table:table-cell>
          <table:table-cell office:value-type="float" office:value="0.121267242686069">
            <text:p>0,12</text:p>
          </table:table-cell>
          <table:table-cell office:value-type="float" office:value="0.118388028602548">
            <text:p>0,12</text:p>
          </table:table-cell>
          <table:table-cell office:value-type="float" office:value="0.097117236690892">
            <text:p>0,10</text:p>
          </table:table-cell>
          <table:table-cell office:value-type="float" office:value="0.1">
            <text:p>0,10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bare RegexSimple isa Grammar</text:p>
          </table:table-cell>
          <table:table-cell/>
          <table:table-cell office:value-type="float" office:value="166.666666666667">
            <text:p>166,67</text:p>
          </table:table-cell>
          <table:table-cell office:value-type="float" office:value="90.9090909090909">
            <text:p>90,91</text:p>
          </table:table-cell>
          <table:table-cell office:value-type="float" office:value="120">
            <text:p>120,00</text:p>
          </table:table-cell>
          <table:table-cell office:value-type="float" office:value="75.4716981132075">
            <text:p>75,47</text:p>
          </table:table-cell>
          <table:table-cell office:value-type="float" office:value="138.888888888889">
            <text:p>138,89</text:p>
          </table:table-cell>
          <table:table-cell office:value-type="float" office:value="85.7142857142857">
            <text:p>85,71</text:p>
          </table:table-cell>
          <table:table-cell office:value-type="float" office:value="112.06">
            <text:p>112,06</text:p>
          </table:table-cell>
          <table:table-cell office:value-type="float" office:value="80.86">
            <text:p>80,86</text:p>
          </table:table-cell>
          <table:table-cell office:value-type="float" office:value="84.11">
            <text:p>84,11</text:p>
          </table:table-cell>
          <table:table-cell office:value-type="float" office:value="66.21">
            <text:p>66,21</text:p>
          </table:table-cell>
          <table:table-cell/>
          <table:table-cell office:value-type="float" office:value="74.55">
            <text:p>74,55</text:p>
          </table:table-cell>
          <table:table-cell/>
          <table:table-cell office:value-type="float" office:value="62.99">
            <text:p>62,99</text:p>
          </table:table-cell>
          <table:table-cell/>
          <table:table-cell office:value-type="float" office:value="64.69">
            <text:p>64,69</text:p>
          </table:table-cell>
          <table:table-cell/>
          <table:table-cell office:value-type="float" office:value="71.83">
            <text:p>71,83</text:p>
          </table:table-cell>
          <table:table-cell office:value-type="float" office:value="58.23">
            <text:p>58,23</text:p>
          </table:table-cell>
          <table:table-cell office:value-type="float" office:value="65.54">
            <text:p>65,54</text:p>
          </table:table-cell>
          <table:table-cell office:value-type="float" office:value="49.75">
            <text:p>49,75</text:p>
          </table:table-cell>
          <table:table-cell office:value-type="float" office:value="64.13">
            <text:p>64,13</text:p>
          </table:table-cell>
          <table:table-cell office:value-type="float" office:value="66.06">
            <text:p>66,06</text:p>
          </table:table-cell>
          <table:table-cell office:value-type="float" office:value="53.72">
            <text:p>53,72</text:p>
          </table:table-cell>
          <table:table-cell table:number-columns-repeated="998"/>
        </table:table-row>
        <table:table-row table:style-name="ro1">
          <table:table-cell office:value-type="string">
            <text:p>RxSimple / Hooks_01</text:p>
          </table:table-cell>
          <table:table-cell/>
          <table:table-cell office:value-type="float" office:value="10.989010989011">
            <text:p>10,99</text:p>
          </table:table-cell>
          <table:table-cell office:value-type="float" office:value="7.5187969924812">
            <text:p>7,52</text:p>
          </table:table-cell>
          <table:table-cell office:value-type="float" office:value="7.75193798449612">
            <text:p>7,75</text:p>
          </table:table-cell>
          <table:table-cell office:value-type="float" office:value="9.54653937947494">
            <text:p>9,55</text:p>
          </table:table-cell>
          <table:table-cell office:value-type="float" office:value="8.56164383561644">
            <text:p>8,56</text:p>
          </table:table-cell>
          <table:table-cell office:value-type="float" office:value="7.2202166064982">
            <text:p>7,22</text:p>
          </table:table-cell>
          <table:table-cell table:number-columns-repeated="2" office:value-type="float" office:value="7.57">
            <text:p>7,57</text:p>
          </table:table-cell>
          <table:table-cell office:value-type="float" office:value="6.28">
            <text:p>6,28</text:p>
          </table:table-cell>
          <table:table-cell table:number-columns-repeated="2"/>
          <table:table-cell office:value-type="float" office:value="6.18">
            <text:p>6,18</text:p>
          </table:table-cell>
          <table:table-cell table:number-columns-repeated="12"/>
          <table:table-cell table:number-columns-repeated="998"/>
        </table:table-row>
        <table:table-row table:style-name="ro1">
          <table:table-cell office:value-type="string">
            <text:p>RxSimple / Hooks_02</text:p>
          </table:table-cell>
          <table:table-cell/>
          <table:table-cell office:value-type="float" office:value="10.989010989011">
            <text:p>10,99</text:p>
          </table:table-cell>
          <table:table-cell office:value-type="float" office:value="7.72200772200772">
            <text:p>7,72</text:p>
          </table:table-cell>
          <table:table-cell office:value-type="float" office:value="7.8740157480315">
            <text:p>7,87</text:p>
          </table:table-cell>
          <table:table-cell office:value-type="float" office:value="9.47867298578199">
            <text:p>9,48</text:p>
          </table:table-cell>
          <table:table-cell office:value-type="float" office:value="8.8339222614841">
            <text:p>8,83</text:p>
          </table:table-cell>
          <table:table-cell office:value-type="float" office:value="6.9848661233993">
            <text:p>6,98</text:p>
          </table:table-cell>
          <table:table-cell office:value-type="float" office:value="7.57">
            <text:p>7,57</text:p>
          </table:table-cell>
          <table:table-cell office:value-type="float" office:value="7.64">
            <text:p>7,64</text:p>
          </table:table-cell>
          <table:table-cell office:value-type="float" office:value="6.24">
            <text:p>6,24</text:p>
          </table:table-cell>
          <table:table-cell table:number-columns-repeated="2"/>
          <table:table-cell office:value-type="float" office:value="6.08">
            <text:p>6,08</text:p>
          </table:table-cell>
          <table:table-cell table:number-columns-repeated="12"/>
          <table:table-cell table:number-columns-repeated="998"/>
        </table:table-row>
        <table:table-row table:style-name="ro1">
          <table:table-cell office:value-type="string">
            <text:p>RxSimple / Hooks_03</text:p>
          </table:table-cell>
          <table:table-cell/>
          <table:table-cell office:value-type="float" office:value="33.3333333333333">
            <text:p>33,33</text:p>
          </table:table-cell>
          <table:table-cell office:value-type="float" office:value="17.5438596491228">
            <text:p>17,54</text:p>
          </table:table-cell>
          <table:table-cell office:value-type="float" office:value="19.6078431372549">
            <text:p>19,61</text:p>
          </table:table-cell>
          <table:table-cell office:value-type="float" office:value="22.4719101123595">
            <text:p>22,47</text:p>
          </table:table-cell>
          <table:table-cell office:value-type="float" office:value="20.746887966805">
            <text:p>20,75</text:p>
          </table:table-cell>
          <table:table-cell office:value-type="float" office:value="17.8571428571429">
            <text:p>17,86</text:p>
          </table:table-cell>
          <table:table-cell office:value-type="float" office:value="19.14">
            <text:p>19,14</text:p>
          </table:table-cell>
          <table:table-cell office:value-type="float" office:value="17.78">
            <text:p>17,78</text:p>
          </table:table-cell>
          <table:table-cell office:value-type="float" office:value="15.15">
            <text:p>15,15</text:p>
          </table:table-cell>
          <table:table-cell table:number-columns-repeated="2"/>
          <table:table-cell office:value-type="float" office:value="14.77">
            <text:p>14,77</text:p>
          </table:table-cell>
          <table:table-cell table:number-columns-repeated="3"/>
          <table:table-cell office:value-type="float" office:value="14.98">
            <text:p>14,98</text:p>
          </table:table-cell>
          <table:table-cell/>
          <table:table-cell office:value-type="float" office:value="16.09">
            <text:p>16,09</text:p>
          </table:table-cell>
          <table:table-cell office:value-type="float" office:value="14.58">
            <text:p>14,58</text:p>
          </table:table-cell>
          <table:table-cell office:value-type="float" office:value="15.78">
            <text:p>15,78</text:p>
          </table:table-cell>
          <table:table-cell office:value-type="float" office:value="14.99">
            <text:p>14,99</text:p>
          </table:table-cell>
          <table:table-cell office:value-type="float" office:value="15.34">
            <text:p>15,34</text:p>
          </table:table-cell>
          <table:table-cell office:value-type="float" office:value="14.83">
            <text:p>14,83</text:p>
          </table:table-cell>
          <table:table-cell office:value-type="float" office:value="14.49">
            <text:p>14,49</text:p>
          </table:table-cell>
          <table:table-cell table:number-columns-repeated="998"/>
        </table:table-row>
        <table:table-row table:style-name="ro1">
          <table:table-cell office:value-type="string">
            <text:p>RxSimple / Hooks_04</text:p>
          </table:table-cell>
          <table:table-cell/>
          <table:table-cell table:number-columns-repeated="9"/>
          <table:table-cell office:value-type="float" office:value="28.05">
            <text:p>28,05</text:p>
          </table:table-cell>
          <table:table-cell office:value-type="float" office:value="23.07">
            <text:p>23,07</text:p>
          </table:table-cell>
          <table:table-cell office:value-type="float" office:value="23.82">
            <text:p>23,82</text:p>
          </table:table-cell>
          <table:table-cell office:value-type="float" office:value="26.35">
            <text:p>26,35</text:p>
          </table:table-cell>
          <table:table-cell office:value-type="float" office:value="25.6">
            <text:p>25,60</text:p>
          </table:table-cell>
          <table:table-cell/>
          <table:table-cell office:value-type="float" office:value="28.31">
            <text:p>28,31</text:p>
          </table:table-cell>
          <table:table-cell/>
          <table:table-cell office:value-type="float" office:value="27.58">
            <text:p>27,58</text:p>
          </table:table-cell>
          <table:table-cell office:value-type="float" office:value="26.09">
            <text:p>26,09</text:p>
          </table:table-cell>
          <table:table-cell office:value-type="float" office:value="25.92">
            <text:p>25,92</text:p>
          </table:table-cell>
          <table:table-cell office:value-type="float" office:value="27.49">
            <text:p>27,49</text:p>
          </table:table-cell>
          <table:table-cell office:value-type="float" office:value="27.13">
            <text:p>27,13</text:p>
          </table:table-cell>
          <table:table-cell office:value-type="float" office:value="27.57">
            <text:p>27,57</text:p>
          </table:table-cell>
          <table:table-cell office:value-type="float" office:value="26.55">
            <text:p>26,55</text:p>
          </table:table-cell>
          <table:table-cell table:number-columns-repeated="998"/>
        </table:table-row>
        <table:table-row table:style-name="ro1">
          <table:table-cell office:value-type="string">
            <text:p>RxSimple / Tracer_00_standalone</text:p>
          </table:table-cell>
          <table:table-cell/>
          <table:table-cell office:value-type="float" office:value="0.0742445615858638">
            <text:p>0,07</text:p>
          </table:table-cell>
          <table:table-cell office:value-type="float" office:value="0.0381061255596837">
            <text:p>0,04</text:p>
          </table:table-cell>
          <table:table-cell office:value-type="float" office:value="0.0385698306784433">
            <text:p>0,04</text:p>
          </table:table-cell>
          <table:table-cell office:value-type="float" office:value="0.04629308149897">
            <text:p>0,05</text:p>
          </table:table-cell>
          <table:table-cell office:value-type="float" office:value="0.0423897654150382">
            <text:p>0,04</text:p>
          </table:table-cell>
          <table:table-cell office:value-type="float" office:value="0.0353136440149259">
            <text:p>0,04</text:p>
          </table:table-cell>
          <table:table-cell office:value-type="float" office:value="0.04">
            <text:p>0,04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0_h00</text:p>
          </table:table-cell>
          <table:table-cell/>
          <table:table-cell office:value-type="float" office:value="0.0539607165983164">
            <text:p>0,05</text:p>
          </table:table-cell>
          <table:table-cell office:value-type="float" office:value="0.0316671152841332">
            <text:p>0,03</text:p>
          </table:table-cell>
          <table:table-cell office:value-type="float" office:value="0.0327367961588826">
            <text:p>0,03</text:p>
          </table:table-cell>
          <table:table-cell office:value-type="float" office:value="0.040289682819472">
            <text:p>0,04</text:p>
          </table:table-cell>
          <table:table-cell office:value-type="float" office:value="0.0346658901507273">
            <text:p>0,03</text:p>
          </table:table-cell>
          <table:table-cell office:value-type="float" office:value="0.0278302171220772">
            <text:p>0,03</text:p>
          </table:table-cell>
          <table:table-cell office:value-type="float" office:value="0.03">
            <text:p>0,03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0_h01</text:p>
          </table:table-cell>
          <table:table-cell/>
          <table:table-cell office:value-type="float" office:value="0.0702543206407194">
            <text:p>0,07</text:p>
          </table:table-cell>
          <table:table-cell office:value-type="float" office:value="0.0364152798514257">
            <text:p>0,04</text:p>
          </table:table-cell>
          <table:table-cell office:value-type="float" office:value="0.0353331920005653">
            <text:p>0,04</text:p>
          </table:table-cell>
          <table:table-cell office:value-type="float" office:value="0.0420570082747164">
            <text:p>0,04</text:p>
          </table:table-cell>
          <table:table-cell office:value-type="float" office:value="0.0359670829257064">
            <text:p>0,04</text:p>
          </table:table-cell>
          <table:table-cell office:value-type="float" office:value="0.0307495195387572">
            <text:p>0,03</text:p>
          </table:table-cell>
          <table:table-cell office:value-type="float" office:value="0.03">
            <text:p>0,03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0_h02</text:p>
          </table:table-cell>
          <table:table-cell/>
          <table:table-cell office:value-type="float" office:value="0.062015503875969">
            <text:p>0,06</text:p>
          </table:table-cell>
          <table:table-cell office:value-type="float" office:value="0.0346506349728859">
            <text:p>0,03</text:p>
          </table:table-cell>
          <table:table-cell office:value-type="float" office:value="0.0335315420038449">
            <text:p>0,03</text:p>
          </table:table-cell>
          <table:table-cell office:value-type="float" office:value="0.0391558009319081">
            <text:p>0,04</text:p>
          </table:table-cell>
          <table:table-cell office:value-type="float" office:value="0.036600541688017">
            <text:p>0,04</text:p>
          </table:table-cell>
          <table:table-cell office:value-type="float" office:value="0.0300940438871473">
            <text:p>0,03</text:p>
          </table:table-cell>
          <table:table-cell office:value-type="float" office:value="0.03">
            <text:p>0,03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0_h03</text:p>
          </table:table-cell>
          <table:table-cell/>
          <table:table-cell office:value-type="float" office:value="0.0642549636959455">
            <text:p>0,06</text:p>
          </table:table-cell>
          <table:table-cell office:value-type="float" office:value="0.0334728033472803">
            <text:p>0,03</text:p>
          </table:table-cell>
          <table:table-cell office:value-type="float" office:value="0.0308483290488432">
            <text:p>0,03</text:p>
          </table:table-cell>
          <table:table-cell office:value-type="float" office:value="0.0422096765683533">
            <text:p>0,04</text:p>
          </table:table-cell>
          <table:table-cell office:value-type="float" office:value="0.0345721694036301">
            <text:p>0,03</text:p>
          </table:table-cell>
          <table:table-cell office:value-type="float" office:value="0.0303965226378102">
            <text:p>0,03</text:p>
          </table:table-cell>
          <table:table-cell office:value-type="float" office:value="0.03">
            <text:p>0,03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1_standalone</text:p>
          </table:table-cell>
          <table:table-cell/>
          <table:table-cell office:value-type="float" office:value="5.81395348837209">
            <text:p>5,81</text:p>
          </table:table-cell>
          <table:table-cell office:value-type="float" office:value="2.460024600246">
            <text:p>2,46</text:p>
          </table:table-cell>
          <table:table-cell office:value-type="float" office:value="2.3130300693909">
            <text:p>2,31</text:p>
          </table:table-cell>
          <table:table-cell office:value-type="float" office:value="2.84495021337127">
            <text:p>2,84</text:p>
          </table:table-cell>
          <table:table-cell office:value-type="float" office:value="2.65533722782793">
            <text:p>2,66</text:p>
          </table:table-cell>
          <table:table-cell office:value-type="float" office:value="2.23214285714286">
            <text:p>2,23</text:p>
          </table:table-cell>
          <table:table-cell office:value-type="float" office:value="2.11">
            <text:p>2,11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1_h00</text:p>
          </table:table-cell>
          <table:table-cell/>
          <table:table-cell office:value-type="float" office:value="0.252908447142135">
            <text:p>0,25</text:p>
          </table:table-cell>
          <table:table-cell office:value-type="float" office:value="0.0680851063829787">
            <text:p>0,07</text:p>
          </table:table-cell>
          <table:table-cell office:value-type="float" office:value="0.161351046092615">
            <text:p>0,16</text:p>
          </table:table-cell>
          <table:table-cell office:value-type="float" office:value="0.145206374559843">
            <text:p>0,15</text:p>
          </table:table-cell>
          <table:table-cell office:value-type="float" office:value="0.0562391739590129">
            <text:p>0,06</text:p>
          </table:table-cell>
          <table:table-cell office:value-type="float" office:value="0.2815183221508">
            <text:p>0,28</text:p>
          </table:table-cell>
          <table:table-cell office:value-type="float" office:value="0.27">
            <text:p>0,27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1_h01</text:p>
          </table:table-cell>
          <table:table-cell/>
          <table:table-cell office:value-type="float" office:value="5.81395348837209">
            <text:p>5,81</text:p>
          </table:table-cell>
          <table:table-cell office:value-type="float" office:value="1.62074554294976">
            <text:p>1,62</text:p>
          </table:table-cell>
          <table:table-cell office:value-type="float" office:value="1.31521262604121">
            <text:p>1,32</text:p>
          </table:table-cell>
          <table:table-cell office:value-type="float" office:value="2.63852242744063">
            <text:p>2,64</text:p>
          </table:table-cell>
          <table:table-cell office:value-type="float" office:value="1.55327741534638">
            <text:p>1,55</text:p>
          </table:table-cell>
          <table:table-cell office:value-type="float" office:value="2.12164073550212">
            <text:p>2,12</text:p>
          </table:table-cell>
          <table:table-cell office:value-type="float" office:value="2.1">
            <text:p>2,10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1_h02</text:p>
          </table:table-cell>
          <table:table-cell/>
          <table:table-cell office:value-type="float" office:value="4">
            <text:p>4,00</text:p>
          </table:table-cell>
          <table:table-cell office:value-type="float" office:value="2.41545893719807">
            <text:p>2,42</text:p>
          </table:table-cell>
          <table:table-cell office:value-type="float" office:value="2.46103363412633">
            <text:p>2,46</text:p>
          </table:table-cell>
          <table:table-cell office:value-type="float" office:value="2.92611558156547">
            <text:p>2,93</text:p>
          </table:table-cell>
          <table:table-cell office:value-type="float" office:value="2.48015873015873">
            <text:p>2,48</text:p>
          </table:table-cell>
          <table:table-cell office:value-type="float" office:value="2.2002200220022">
            <text:p>2,20</text:p>
          </table:table-cell>
          <table:table-cell office:value-type="float" office:value="2.12">
            <text:p>2,12</text:p>
          </table:table-cell>
          <table:table-cell table:number-columns-repeated="17"/>
          <table:table-cell table:number-columns-repeated="998"/>
        </table:table-row>
        <table:table-row table:style-name="ro1">
          <table:table-cell office:value-type="string">
            <text:p>RxSimple / Tracer_01_h03</text:p>
          </table:table-cell>
          <table:table-cell/>
          <table:table-cell office:value-type="float" office:value="7.5187969924812">
            <text:p>7,52</text:p>
          </table:table-cell>
          <table:table-cell office:value-type="float" office:value="3.2">
            <text:p>3,20</text:p>
          </table:table-cell>
          <table:table-cell office:value-type="float" office:value="2.909796314258">
            <text:p>2,91</text:p>
          </table:table-cell>
          <table:table-cell office:value-type="float" office:value="3.6068530207394">
            <text:p>3,61</text:p>
          </table:table-cell>
          <table:table-cell office:value-type="float" office:value="2.94985250737463">
            <text:p>2,95</text:p>
          </table:table-cell>
          <table:table-cell office:value-type="float" office:value="2.35571260306243">
            <text:p>2,36</text:p>
          </table:table-cell>
          <table:table-cell office:value-type="float" office:value="2.3">
            <text:p>2,30</text:p>
          </table:table-cell>
          <table:table-cell/>
          <table:table-cell office:value-type="float" office:value="2.48">
            <text:p>2,48</text:p>
          </table:table-cell>
          <table:table-cell office:value-type="float" office:value="2.82">
            <text:p>2,82</text:p>
          </table:table-cell>
          <table:table-cell/>
          <table:table-cell office:value-type="float" office:value="2.62">
            <text:p>2,62</text:p>
          </table:table-cell>
          <table:table-cell/>
          <table:table-cell office:value-type="float" office:value="2.75">
            <text:p>2,75</text:p>
          </table:table-cell>
          <table:table-cell/>
          <table:table-cell office:value-type="float" office:value="2.43">
            <text:p>2,43</text:p>
          </table:table-cell>
          <table:table-cell/>
          <table:table-cell office:value-type="float" office:value="2.62">
            <text:p>2,62</text:p>
          </table:table-cell>
          <table:table-cell office:value-type="float" office:value="2.42">
            <text:p>2,42</text:p>
          </table:table-cell>
          <table:table-cell office:value-type="float" office:value="2.54">
            <text:p>2,54</text:p>
          </table:table-cell>
          <table:table-cell office:value-type="float" office:value="2.46">
            <text:p>2,46</text:p>
          </table:table-cell>
          <table:table-cell office:value-type="float" office:value="2.53">
            <text:p>2,53</text:p>
          </table:table-cell>
          <table:table-cell office:value-type="float" office:value="2.49">
            <text:p>2,49</text:p>
          </table:table-cell>
          <table:table-cell office:value-type="float" office:value="2.44">
            <text:p>2,44</text:p>
          </table:table-cell>
          <table:table-cell table:number-columns-repeated="998"/>
        </table:table-row>
        <table:table-row table:style-name="ro1">
          <table:table-cell office:value-type="string">
            <text:p>RxSimple / Tracer_01_h04</text:p>
          </table:table-cell>
          <table:table-cell/>
          <table:table-cell table:number-columns-repeated="15"/>
          <table:table-cell office:value-type="float" office:value="2.97">
            <text:p>2,97</text:p>
          </table:table-cell>
          <table:table-cell table:number-columns-repeated="2"/>
          <table:table-cell office:value-type="float" office:value="2.92">
            <text:p>2,92</text:p>
          </table:table-cell>
          <table:table-cell/>
          <table:table-cell office:value-type="float" office:value="3.1">
            <text:p>3,10</text:p>
          </table:table-cell>
          <table:table-cell table:number-columns-repeated="2"/>
          <table:table-cell office:value-type="float" office:value="2.97">
            <text:p>2,97</text:p>
          </table:table-cell>
          <table:table-cell table:number-columns-repeated="998"/>
        </table:table-row>
        <table:table-row table:style-name="ro1">
          <table:table-cell table:style-name="ce2">
            <draw:frame table:end-cell-address="Sheet1.X45" table:end-x="0.575cm" table:end-y="0.109cm" draw:z-index="0" draw:style-name="gr1" svg:width="26.042cm" svg:height="11.424cm" svg:x="4.876cm" svg:y="0.427cm">
              <draw:object draw:notify-on-update-of-ranges="Sheet1.B1:Sheet1.Z1 Sheet1.A2:Sheet1.A2 Sheet1.B2:Sheet1.Z2 Sheet1.B1:Sheet1.Z1 Sheet1.A3:Sheet1.A3 Sheet1.B3:Sheet1.Z3 Sheet1.B1:Sheet1.Z1 Sheet1.A4:Sheet1.A4 Sheet1.B4:Sheet1.Z4 Sheet1.B1:Sheet1.Z1 Sheet1.A5:Sheet1.A5 Sheet1.B5:Sheet1.Z5 Sheet1.B1:Sheet1.Z1 Sheet1.A6:Sheet1.A6 Sheet1.B6:Sheet1.Z6 Sheet1.A7:Sheet1.A7 Sheet1.B7:Sheet1.Z7 Sheet1.B1:Sheet1.Z1 Sheet1.B1:Sheet1.N1 Sheet1.A8:Sheet1.A8 Sheet1.B8:Sheet1.N8 Sheet1.B1:Sheet1.N1 Sheet1.A9:Sheet1.A9 Sheet1.B9:Sheet1.N9 Sheet1.B1:Sheet1.N1 Sheet1.A10:Sheet1.A10 Sheet1.B10:Sheet1.N10 Sheet1.B1:Sheet1.N1 Sheet1.A11:Sheet1.A11 Sheet1.B11:Sheet1.N11 Sheet1.B1:Sheet1.N1 Sheet1.A12:Sheet1.A12 Sheet1.B12:Sheet1.N12 Sheet1.B1:Sheet1.N1 Sheet1.A13:Sheet1.A13 Sheet1.B13:Sheet1.N13 Sheet1.B1:Sheet1.N1 Sheet1.A14:Sheet1.A14 Sheet1.B14:Sheet1.N14 Sheet1.B1:Sheet1.N1 Sheet1.A15:Sheet1.A15 Sheet1.B15:Sheet1.N15 Sheet1.B1:Sheet1.N1 Sheet1.A16:Sheet1.A16 Sheet1.B16:Sheet1.N16 Sheet1.B1:Sheet1.Z1 Sheet1.A17:Sheet1.A17 Sheet1.B17:Sheet1.Z17 Sheet1.A18:Sheet1.A18 Sheet1.B18:Sheet1.Z18 Sheet1.B1:Sheet1.Z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"/>
          <table:table-cell table:style-name="ce6" table:formula="of:=SUM([.C20:.C36])" office:value-type="float" office:value="85.041">
            <text:p>85 s</text:p>
          </table:table-cell>
          <table:table-cell table:style-name="ce6" table:formula="of:=SUM([.D20:.D36])" office:value-type="float" office:value="342.756">
            <text:p>343 s</text:p>
          </table:table-cell>
          <table:table-cell table:style-name="ce6" table:formula="of:=SUM([.E20:.E36])" office:value-type="float" office:value="497.49">
            <text:p>497 s</text:p>
          </table:table-cell>
          <table:table-cell table:style-name="ce6" table:formula="of:=SUM([.F20:.F36])" office:value-type="float" office:value="544.719">
            <text:p>545 s</text:p>
          </table:table-cell>
          <table:table-cell table:style-name="ce6" table:formula="of:=SUM([.G20:.G36])" office:value-type="float" office:value="823.818">
            <text:p>824 s</text:p>
          </table:table-cell>
          <table:table-cell table:style-name="ce6" table:formula="of:=SUM([.H20:.H36])" office:value-type="float" office:value="1073.37">
            <text:p>1073 s</text:p>
          </table:table-cell>
          <table:table-cell table:style-name="ce6" table:formula="of:=SUM([.I20:.I36])" office:value-type="float" office:value="1219.53309150273">
            <text:p>1220 s</text:p>
          </table:table-cell>
          <table:table-cell table:style-name="ce6" table:formula="of:=SUM([.J20:.J36])" office:value-type="float" office:value="2.65280377962963">
            <text:p>3 s</text:p>
          </table:table-cell>
          <table:table-cell table:style-name="ce6" table:formula="of:=SUM([.K20:.K36])" office:value-type="float" office:value="9.60736414658055">
            <text:p>10 s</text:p>
          </table:table-cell>
          <table:table-cell table:style-name="ce6" table:formula="of:=SUM([.L20:.L36])" office:value-type="float" office:value="6.48582418649556">
            <text:p>6 s</text:p>
          </table:table-cell>
          <table:table-cell table:style-name="ce6" table:formula="of:=SUM([.M20:.M36])" office:value-type="float" office:value="0.866926744690074">
            <text:p>1 s</text:p>
          </table:table-cell>
          <table:table-cell table:style-name="ce6" table:formula="of:=SUM([.N20:.N36])" office:value-type="float" office:value="19.9455725437865">
            <text:p>20 s</text:p>
          </table:table-cell>
          <table:table-cell table:style-name="ce6" table:formula="of:=SUM([.O20:.O36])" office:value-type="float" office:value="1.06261859582543">
            <text:p>1 s</text:p>
          </table:table-cell>
          <table:table-cell table:style-name="ce6" table:formula="of:=SUM([.P20:.P36])" office:value-type="float" office:value="13.3943807819423">
            <text:p>13 s</text:p>
          </table:table-cell>
          <table:table-cell table:style-name="ce6" table:formula="of:=SUM([.Q20:.Q36])" office:value-type="float" office:value="0">
            <text:p>0 s</text:p>
          </table:table-cell>
          <table:table-cell table:style-name="ce6" table:formula="of:=SUM([.R20:.R36])" office:value-type="float" office:value="41.5564892063538">
            <text:p>42 s</text:p>
          </table:table-cell>
          <table:table-cell table:style-name="ce6" table:formula="of:=SUM([.S20:.S36])" office:value-type="float" office:value="0">
            <text:p>0 s</text:p>
          </table:table-cell>
          <table:table-cell table:style-name="ce6" table:formula="of:=SUM([.T20:.T36])" office:value-type="float" office:value="31.6166215095424">
            <text:p>32 s</text:p>
          </table:table-cell>
          <table:table-cell table:style-name="ce6" table:formula="of:=SUM([.U20:.U36])" office:value-type="float" office:value="84.4587013974067">
            <text:p>84 s</text:p>
          </table:table-cell>
          <table:table-cell table:style-name="ce6" table:formula="of:=SUM([.V20:.V36])" office:value-type="float" office:value="65.3965117771446">
            <text:p>65 s</text:p>
          </table:table-cell>
          <table:table-cell table:style-name="ce6" table:formula="of:=SUM([.W20:.W36])" office:value-type="float" office:value="163.636457815547">
            <text:p>164 s</text:p>
          </table:table-cell>
          <table:table-cell table:style-name="ce6" table:formula="of:=SUM([.X20:.X36])" office:value-type="float" office:value="131.302107225478">
            <text:p>131 s</text:p>
          </table:table-cell>
          <table:table-cell table:style-name="ce6" table:formula="of:=SUM([.Y20:.Y36])" office:value-type="float" office:value="199.851406847625">
            <text:p>200 s</text:p>
          </table:table-cell>
          <table:table-cell table:style-name="ce6" table:formula="of:=SUM([.Z20:.Z36])" office:value-type="float" office:value="446.376621642786">
            <text:p>446 s</text:p>
          </table:table-cell>
          <table:table-cell table:style-name="ce2"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2]); 0; [.C$1]/[.C2])" office:value-type="float" office:value="2.219">
            <text:p>2 s</text:p>
          </table:table-cell>
          <table:table-cell table:style-name="ce7" table:formula="of:=IF(ISBLANK([.D2]); 0; [.D$1]/[.D2])" office:value-type="float" office:value="21.187">
            <text:p>21 s</text:p>
          </table:table-cell>
          <table:table-cell table:style-name="ce7" table:formula="of:=IF(ISBLANK([.E2]); 0; [.E$1]/[.E2])" office:value-type="float" office:value="31.078">
            <text:p>31 s</text:p>
          </table:table-cell>
          <table:table-cell table:style-name="ce7" table:formula="of:=IF(ISBLANK([.F2]); 0; [.F$1]/[.F2])" office:value-type="float" office:value="32.9850000000001">
            <text:p>33 s</text:p>
          </table:table-cell>
          <table:table-cell table:style-name="ce7" table:formula="of:=IF(ISBLANK([.G2]); 0; [.G$1]/[.G2])" office:value-type="float" office:value="42.2339999999999">
            <text:p>42 s</text:p>
          </table:table-cell>
          <table:table-cell table:style-name="ce7" table:formula="of:=IF(ISBLANK([.H2]); 0; [.H$1]/[.H2])" office:value-type="float" office:value="61.781">
            <text:p>62 s</text:p>
          </table:table-cell>
          <table:table-cell table:style-name="ce7" table:formula="of:=IF(ISBLANK([.I2]); 0; [.I$1]/[.I2])" office:value-type="float" office:value="70">
            <text:p>70 s</text:p>
          </table:table-cell>
          <table:table-cell table:style-name="ce7" table:formula="of:=IF(ISBLANK([.J2]); 0; [.J$1]/[.J2])" office:value-type="float" office:value="0">
            <text:p>0 s</text:p>
          </table:table-cell>
          <table:table-cell table:style-name="ce7" table:formula="of:=IF(ISBLANK([.K2]); 0; [.K$1]/[.K2])" office:value-type="float" office:value="0">
            <text:p>0 s</text:p>
          </table:table-cell>
          <table:table-cell table:style-name="ce7" table:formula="of:=IF(ISBLANK([.L2]); 0; [.L$1]/[.L2])" office:value-type="float" office:value="0">
            <text:p>0 s</text:p>
          </table:table-cell>
          <table:table-cell table:style-name="ce7" table:formula="of:=IF(ISBLANK([.M2]); 0; [.M$1]/[.M2])" office:value-type="float" office:value="0">
            <text:p>0 s</text:p>
          </table:table-cell>
          <table:table-cell table:style-name="ce7" table:formula="of:=IF(ISBLANK([.N2]); 0; [.N$1]/[.N2])" office:value-type="float" office:value="0">
            <text:p>0 s</text:p>
          </table:table-cell>
          <table:table-cell table:style-name="ce7" table:formula="of:=IF(ISBLANK([.O2]); 0; [.O$1]/[.O2])" office:value-type="float" office:value="0">
            <text:p>0 s</text:p>
          </table:table-cell>
          <table:table-cell table:style-name="ce7" table:formula="of:=IF(ISBLANK([.P2]); 0; [.P$1]/[.P2])" office:value-type="float" office:value="0">
            <text:p>0 s</text:p>
          </table:table-cell>
          <table:table-cell table:style-name="ce7" table:formula="of:=IF(ISBLANK([.Q2]); 0; [.Q$1]/[.Q2])" office:value-type="float" office:value="0">
            <text:p>0 s</text:p>
          </table:table-cell>
          <table:table-cell table:style-name="ce7" table:formula="of:=IF(ISBLANK([.R2]); 0; [.R$1]/[.R2])" office:value-type="float" office:value="0">
            <text:p>0 s</text:p>
          </table:table-cell>
          <table:table-cell table:style-name="ce7" table:formula="of:=IF(ISBLANK([.S2]); 0; [.S$1]/[.S2])" office:value-type="float" office:value="0">
            <text:p>0 s</text:p>
          </table:table-cell>
          <table:table-cell table:style-name="ce7" table:formula="of:=IF(ISBLANK([.T2]); 0; [.T$1]/[.T2])" office:value-type="float" office:value="0">
            <text:p>0 s</text:p>
          </table:table-cell>
          <table:table-cell table:style-name="ce7" table:formula="of:=IF(ISBLANK([.U2]); 0; [.U$1]/[.U2])" office:value-type="float" office:value="0">
            <text:p>0 s</text:p>
          </table:table-cell>
          <table:table-cell table:style-name="ce7" table:formula="of:=IF(ISBLANK([.V2]); 0; [.V$1]/[.V2])" office:value-type="float" office:value="0">
            <text:p>0 s</text:p>
          </table:table-cell>
          <table:table-cell table:style-name="ce7" table:formula="of:=IF(ISBLANK([.W2]); 0; [.W$1]/[.W2])" office:value-type="float" office:value="0">
            <text:p>0 s</text:p>
          </table:table-cell>
          <table:table-cell table:style-name="ce7" table:formula="of:=IF(ISBLANK([.X2]); 0; [.X$1]/[.X2])" office:value-type="float" office:value="0">
            <text:p>0 s</text:p>
          </table:table-cell>
          <table:table-cell table:style-name="ce7" table:formula="of:=IF(ISBLANK([.Y2]); 0; [.Y$1]/[.Y2])" office:value-type="float" office:value="0">
            <text:p>0 s</text:p>
          </table:table-cell>
          <table:table-cell table:style-name="ce7" table:formula="of:=IF(ISBLANK([.Z2]); 0; [.Z$1]/[.Z2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3]); 0; [.C$1]/[.C3])" office:value-type="float" office:value="0.00599999999999999">
            <text:p>0 s</text:p>
          </table:table-cell>
          <table:table-cell table:style-name="ce7" table:formula="of:=IF(ISBLANK([.D3]); 0; [.D$1]/[.D3])" office:value-type="float" office:value="0.022">
            <text:p>0 s</text:p>
          </table:table-cell>
          <table:table-cell table:style-name="ce7" table:formula="of:=IF(ISBLANK([.E3]); 0; [.E$1]/[.E3])" office:value-type="float" office:value="0.025">
            <text:p>0 s</text:p>
          </table:table-cell>
          <table:table-cell table:style-name="ce7" table:formula="of:=IF(ISBLANK([.F3]); 0; [.F$1]/[.F3])" office:value-type="float" office:value="0.053">
            <text:p>0 s</text:p>
          </table:table-cell>
          <table:table-cell table:style-name="ce7" table:formula="of:=IF(ISBLANK([.G3]); 0; [.G$1]/[.G3])" office:value-type="float" office:value="0.036">
            <text:p>0 s</text:p>
          </table:table-cell>
          <table:table-cell table:style-name="ce7" table:formula="of:=IF(ISBLANK([.H3]); 0; [.H$1]/[.H3])" office:value-type="float" office:value="0.07">
            <text:p>0 s</text:p>
          </table:table-cell>
          <table:table-cell table:style-name="ce7" table:formula="of:=IF(ISBLANK([.I3]); 0; [.I$1]/[.I3])" office:value-type="float" office:value="0.0624665357844012">
            <text:p>0 s</text:p>
          </table:table-cell>
          <table:table-cell table:style-name="ce7" table:formula="of:=IF(ISBLANK([.J3]); 0; [.J$1]/[.J3])" office:value-type="float" office:value="0.098936433341578">
            <text:p>0 s</text:p>
          </table:table-cell>
          <table:table-cell table:style-name="ce7" table:formula="of:=IF(ISBLANK([.K3]); 0; [.K$1]/[.K3])" office:value-type="float" office:value="0.142670312685769">
            <text:p>0 s</text:p>
          </table:table-cell>
          <table:table-cell table:style-name="ce7" table:formula="of:=IF(ISBLANK([.L3]); 0; [.L$1]/[.L3])" office:value-type="float" office:value="0.241655339072648">
            <text:p>0 s</text:p>
          </table:table-cell>
          <table:table-cell table:style-name="ce7" table:formula="of:=IF(ISBLANK([.M3]); 0; [.M$1]/[.M3])" office:value-type="float" office:value="0">
            <text:p>0 s</text:p>
          </table:table-cell>
          <table:table-cell table:style-name="ce7" table:formula="of:=IF(ISBLANK([.N3]); 0; [.N$1]/[.N3])" office:value-type="float" office:value="0.321931589537223">
            <text:p>0 s</text:p>
          </table:table-cell>
          <table:table-cell table:style-name="ce7" table:formula="of:=IF(ISBLANK([.O3]); 0; [.O$1]/[.O3])" office:value-type="float" office:value="0">
            <text:p>0 s</text:p>
          </table:table-cell>
          <table:table-cell table:style-name="ce7" table:formula="of:=IF(ISBLANK([.P3]); 0; [.P$1]/[.P3])" office:value-type="float" office:value="0.508017145578663">
            <text:p>1 s</text:p>
          </table:table-cell>
          <table:table-cell table:style-name="ce7" table:formula="of:=IF(ISBLANK([.Q3]); 0; [.Q$1]/[.Q3])" office:value-type="float" office:value="0">
            <text:p>0 s</text:p>
          </table:table-cell>
          <table:table-cell table:style-name="ce7" table:formula="of:=IF(ISBLANK([.R3]); 0; [.R$1]/[.R3])" office:value-type="float" office:value="0.742000309166795">
            <text:p>1 s</text:p>
          </table:table-cell>
          <table:table-cell table:style-name="ce7" table:formula="of:=IF(ISBLANK([.S3]); 0; [.S$1]/[.S3])" office:value-type="float" office:value="0">
            <text:p>0 s</text:p>
          </table:table-cell>
          <table:table-cell table:style-name="ce7" table:formula="of:=IF(ISBLANK([.T3]); 0; [.T$1]/[.T3])" office:value-type="float" office:value="0.890992621467353">
            <text:p>1 s</text:p>
          </table:table-cell>
          <table:table-cell table:style-name="ce7" table:formula="of:=IF(ISBLANK([.U3]); 0; [.U$1]/[.U3])" office:value-type="float" office:value="1.64863472436888">
            <text:p>2 s</text:p>
          </table:table-cell>
          <table:table-cell table:style-name="ce7" table:formula="of:=IF(ISBLANK([.V3]); 0; [.V$1]/[.V3])" office:value-type="float" office:value="1.95300579798596">
            <text:p>2 s</text:p>
          </table:table-cell>
          <table:table-cell table:style-name="ce7" table:formula="of:=IF(ISBLANK([.W3]); 0; [.W$1]/[.W3])" office:value-type="float" office:value="3.85929648241206">
            <text:p>4 s</text:p>
          </table:table-cell>
          <table:table-cell table:style-name="ce7" table:formula="of:=IF(ISBLANK([.X3]); 0; [.X$1]/[.X3])" office:value-type="float" office:value="3.99189147045065">
            <text:p>4 s</text:p>
          </table:table-cell>
          <table:table-cell table:style-name="ce7" table:formula="of:=IF(ISBLANK([.Y3]); 0; [.Y$1]/[.Y3])" office:value-type="float" office:value="5.81289736603088">
            <text:p>6 s</text:p>
          </table:table-cell>
          <table:table-cell table:style-name="ce7" table:formula="of:=IF(ISBLANK([.Z3]); 0; [.Z$1]/[.Z3])" office:value-type="float" office:value="9.53090096798213">
            <text:p>1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4]); 0; [.C$1]/[.C4])" office:value-type="float" office:value="0.0909999999999999">
            <text:p>0 s</text:p>
          </table:table-cell>
          <table:table-cell table:style-name="ce7" table:formula="of:=IF(ISBLANK([.D4]); 0; [.D$1]/[.D4])" office:value-type="float" office:value="0.266">
            <text:p>0 s</text:p>
          </table:table-cell>
          <table:table-cell table:style-name="ce7" table:formula="of:=IF(ISBLANK([.E4]); 0; [.E$1]/[.E4])" office:value-type="float" office:value="0.387">
            <text:p>0 s</text:p>
          </table:table-cell>
          <table:table-cell table:style-name="ce7" table:formula="of:=IF(ISBLANK([.F4]); 0; [.F$1]/[.F4])" office:value-type="float" office:value="0.419">
            <text:p>0 s</text:p>
          </table:table-cell>
          <table:table-cell table:style-name="ce7" table:formula="of:=IF(ISBLANK([.G4]); 0; [.G$1]/[.G4])" office:value-type="float" office:value="0.584">
            <text:p>1 s</text:p>
          </table:table-cell>
          <table:table-cell table:style-name="ce7" table:formula="of:=IF(ISBLANK([.H4]); 0; [.H$1]/[.H4])" office:value-type="float" office:value="0.830999999999999">
            <text:p>1 s</text:p>
          </table:table-cell>
          <table:table-cell table:style-name="ce7" table:formula="of:=IF(ISBLANK([.I4]); 0; [.I$1]/[.I4])" office:value-type="float" office:value="0.924702774108322">
            <text:p>1 s</text:p>
          </table:table-cell>
          <table:table-cell table:style-name="ce7" table:formula="of:=IF(ISBLANK([.J4]); 0; [.J$1]/[.J4])" office:value-type="float" office:value="1.05680317040951">
            <text:p>1 s</text:p>
          </table:table-cell>
          <table:table-cell table:style-name="ce7" table:formula="of:=IF(ISBLANK([.K4]); 0; [.K$1]/[.K4])" office:value-type="float" office:value="1.91082802547771">
            <text:p>2 s</text:p>
          </table:table-cell>
          <table:table-cell table:style-name="ce7" table:formula="of:=IF(ISBLANK([.L4]); 0; [.L$1]/[.L4])" office:value-type="float" office:value="0">
            <text:p>0 s</text:p>
          </table:table-cell>
          <table:table-cell table:style-name="ce7" table:formula="of:=IF(ISBLANK([.M4]); 0; [.M$1]/[.M4])" office:value-type="float" office:value="0">
            <text:p>0 s</text:p>
          </table:table-cell>
          <table:table-cell table:style-name="ce7" table:formula="of:=IF(ISBLANK([.N4]); 0; [.N$1]/[.N4])" office:value-type="float" office:value="3.88349514563107">
            <text:p>4 s</text:p>
          </table:table-cell>
          <table:table-cell table:style-name="ce7" table:formula="of:=IF(ISBLANK([.O4]); 0; [.O$1]/[.O4])" office:value-type="float" office:value="0">
            <text:p>0 s</text:p>
          </table:table-cell>
          <table:table-cell table:style-name="ce7" table:formula="of:=IF(ISBLANK([.P4]); 0; [.P$1]/[.P4])" office:value-type="float" office:value="0">
            <text:p>0 s</text:p>
          </table:table-cell>
          <table:table-cell table:style-name="ce7" table:formula="of:=IF(ISBLANK([.Q4]); 0; [.Q$1]/[.Q4])" office:value-type="float" office:value="0">
            <text:p>0 s</text:p>
          </table:table-cell>
          <table:table-cell table:style-name="ce7" table:formula="of:=IF(ISBLANK([.R4]); 0; [.R$1]/[.R4])" office:value-type="float" office:value="0">
            <text:p>0 s</text:p>
          </table:table-cell>
          <table:table-cell table:style-name="ce7" table:formula="of:=IF(ISBLANK([.S4]); 0; [.S$1]/[.S4])" office:value-type="float" office:value="0">
            <text:p>0 s</text:p>
          </table:table-cell>
          <table:table-cell table:style-name="ce7" table:formula="of:=IF(ISBLANK([.T4]); 0; [.T$1]/[.T4])" office:value-type="float" office:value="0">
            <text:p>0 s</text:p>
          </table:table-cell>
          <table:table-cell table:style-name="ce7" table:formula="of:=IF(ISBLANK([.U4]); 0; [.U$1]/[.U4])" office:value-type="float" office:value="0">
            <text:p>0 s</text:p>
          </table:table-cell>
          <table:table-cell table:style-name="ce7" table:formula="of:=IF(ISBLANK([.V4]); 0; [.V$1]/[.V4])" office:value-type="float" office:value="0">
            <text:p>0 s</text:p>
          </table:table-cell>
          <table:table-cell table:style-name="ce7" table:formula="of:=IF(ISBLANK([.W4]); 0; [.W$1]/[.W4])" office:value-type="float" office:value="0">
            <text:p>0 s</text:p>
          </table:table-cell>
          <table:table-cell table:style-name="ce7" table:formula="of:=IF(ISBLANK([.X4]); 0; [.X$1]/[.X4])" office:value-type="float" office:value="0">
            <text:p>0 s</text:p>
          </table:table-cell>
          <table:table-cell table:style-name="ce7" table:formula="of:=IF(ISBLANK([.Y4]); 0; [.Y$1]/[.Y4])" office:value-type="float" office:value="0">
            <text:p>0 s</text:p>
          </table:table-cell>
          <table:table-cell table:style-name="ce7" table:formula="of:=IF(ISBLANK([.Z4]); 0; [.Z$1]/[.Z4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5]); 0; [.C$1]/[.C5])" office:value-type="float" office:value="0.0909999999999999">
            <text:p>0 s</text:p>
          </table:table-cell>
          <table:table-cell table:style-name="ce7" table:formula="of:=IF(ISBLANK([.D5]); 0; [.D$1]/[.D5])" office:value-type="float" office:value="0.259">
            <text:p>0 s</text:p>
          </table:table-cell>
          <table:table-cell table:style-name="ce7" table:formula="of:=IF(ISBLANK([.E5]); 0; [.E$1]/[.E5])" office:value-type="float" office:value="0.381">
            <text:p>0 s</text:p>
          </table:table-cell>
          <table:table-cell table:style-name="ce7" table:formula="of:=IF(ISBLANK([.F5]); 0; [.F$1]/[.F5])" office:value-type="float" office:value="0.422">
            <text:p>0 s</text:p>
          </table:table-cell>
          <table:table-cell table:style-name="ce7" table:formula="of:=IF(ISBLANK([.G5]); 0; [.G$1]/[.G5])" office:value-type="float" office:value="0.566">
            <text:p>1 s</text:p>
          </table:table-cell>
          <table:table-cell table:style-name="ce7" table:formula="of:=IF(ISBLANK([.H5]); 0; [.H$1]/[.H5])" office:value-type="float" office:value="0.859">
            <text:p>1 s</text:p>
          </table:table-cell>
          <table:table-cell table:style-name="ce7" table:formula="of:=IF(ISBLANK([.I5]); 0; [.I$1]/[.I5])" office:value-type="float" office:value="0.924702774108322">
            <text:p>1 s</text:p>
          </table:table-cell>
          <table:table-cell table:style-name="ce7" table:formula="of:=IF(ISBLANK([.J5]); 0; [.J$1]/[.J5])" office:value-type="float" office:value="1.04712041884817">
            <text:p>1 s</text:p>
          </table:table-cell>
          <table:table-cell table:style-name="ce7" table:formula="of:=IF(ISBLANK([.K5]); 0; [.K$1]/[.K5])" office:value-type="float" office:value="1.92307692307692">
            <text:p>2 s</text:p>
          </table:table-cell>
          <table:table-cell table:style-name="ce7" table:formula="of:=IF(ISBLANK([.L5]); 0; [.L$1]/[.L5])" office:value-type="float" office:value="0">
            <text:p>0 s</text:p>
          </table:table-cell>
          <table:table-cell table:style-name="ce7" table:formula="of:=IF(ISBLANK([.M5]); 0; [.M$1]/[.M5])" office:value-type="float" office:value="0">
            <text:p>0 s</text:p>
          </table:table-cell>
          <table:table-cell table:style-name="ce7" table:formula="of:=IF(ISBLANK([.N5]); 0; [.N$1]/[.N5])" office:value-type="float" office:value="3.94736842105263">
            <text:p>4 s</text:p>
          </table:table-cell>
          <table:table-cell table:style-name="ce7" table:formula="of:=IF(ISBLANK([.O5]); 0; [.O$1]/[.O5])" office:value-type="float" office:value="0">
            <text:p>0 s</text:p>
          </table:table-cell>
          <table:table-cell table:style-name="ce7" table:formula="of:=IF(ISBLANK([.P5]); 0; [.P$1]/[.P5])" office:value-type="float" office:value="0">
            <text:p>0 s</text:p>
          </table:table-cell>
          <table:table-cell table:style-name="ce7" table:formula="of:=IF(ISBLANK([.Q5]); 0; [.Q$1]/[.Q5])" office:value-type="float" office:value="0">
            <text:p>0 s</text:p>
          </table:table-cell>
          <table:table-cell table:style-name="ce7" table:formula="of:=IF(ISBLANK([.R5]); 0; [.R$1]/[.R5])" office:value-type="float" office:value="0">
            <text:p>0 s</text:p>
          </table:table-cell>
          <table:table-cell table:style-name="ce7" table:formula="of:=IF(ISBLANK([.S5]); 0; [.S$1]/[.S5])" office:value-type="float" office:value="0">
            <text:p>0 s</text:p>
          </table:table-cell>
          <table:table-cell table:style-name="ce7" table:formula="of:=IF(ISBLANK([.T5]); 0; [.T$1]/[.T5])" office:value-type="float" office:value="0">
            <text:p>0 s</text:p>
          </table:table-cell>
          <table:table-cell table:style-name="ce7" table:formula="of:=IF(ISBLANK([.U5]); 0; [.U$1]/[.U5])" office:value-type="float" office:value="0">
            <text:p>0 s</text:p>
          </table:table-cell>
          <table:table-cell table:style-name="ce7" table:formula="of:=IF(ISBLANK([.V5]); 0; [.V$1]/[.V5])" office:value-type="float" office:value="0">
            <text:p>0 s</text:p>
          </table:table-cell>
          <table:table-cell table:style-name="ce7" table:formula="of:=IF(ISBLANK([.W5]); 0; [.W$1]/[.W5])" office:value-type="float" office:value="0">
            <text:p>0 s</text:p>
          </table:table-cell>
          <table:table-cell table:style-name="ce7" table:formula="of:=IF(ISBLANK([.X5]); 0; [.X$1]/[.X5])" office:value-type="float" office:value="0">
            <text:p>0 s</text:p>
          </table:table-cell>
          <table:table-cell table:style-name="ce7" table:formula="of:=IF(ISBLANK([.Y5]); 0; [.Y$1]/[.Y5])" office:value-type="float" office:value="0">
            <text:p>0 s</text:p>
          </table:table-cell>
          <table:table-cell table:style-name="ce7" table:formula="of:=IF(ISBLANK([.Z5]); 0; [.Z$1]/[.Z5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6]); 0; [.C$1]/[.C6])" office:value-type="float" office:value="0.03">
            <text:p>0 s</text:p>
          </table:table-cell>
          <table:table-cell table:style-name="ce7" table:formula="of:=IF(ISBLANK([.D6]); 0; [.D$1]/[.D6])" office:value-type="float" office:value="0.114">
            <text:p>0 s</text:p>
          </table:table-cell>
          <table:table-cell table:style-name="ce7" table:formula="of:=IF(ISBLANK([.E6]); 0; [.E$1]/[.E6])" office:value-type="float" office:value="0.153">
            <text:p>0 s</text:p>
          </table:table-cell>
          <table:table-cell table:style-name="ce7" table:formula="of:=IF(ISBLANK([.F6]); 0; [.F$1]/[.F6])" office:value-type="float" office:value="0.178">
            <text:p>0 s</text:p>
          </table:table-cell>
          <table:table-cell table:style-name="ce7" table:formula="of:=IF(ISBLANK([.G6]); 0; [.G$1]/[.G6])" office:value-type="float" office:value="0.241">
            <text:p>0 s</text:p>
          </table:table-cell>
          <table:table-cell table:style-name="ce7" table:formula="of:=IF(ISBLANK([.H6]); 0; [.H$1]/[.H6])" office:value-type="float" office:value="0.335999999999999">
            <text:p>0 s</text:p>
          </table:table-cell>
          <table:table-cell table:style-name="ce7" table:formula="of:=IF(ISBLANK([.I6]); 0; [.I$1]/[.I6])" office:value-type="float" office:value="0.365726227795193">
            <text:p>0 s</text:p>
          </table:table-cell>
          <table:table-cell table:style-name="ce7" table:formula="of:=IF(ISBLANK([.J6]); 0; [.J$1]/[.J6])" office:value-type="float" office:value="0.449943757030371">
            <text:p>0 s</text:p>
          </table:table-cell>
          <table:table-cell table:style-name="ce7" table:formula="of:=IF(ISBLANK([.K6]); 0; [.K$1]/[.K6])" office:value-type="float" office:value="0.792079207920792">
            <text:p>1 s</text:p>
          </table:table-cell>
          <table:table-cell table:style-name="ce7" table:formula="of:=IF(ISBLANK([.L6]); 0; [.L$1]/[.L6])" office:value-type="float" office:value="0">
            <text:p>0 s</text:p>
          </table:table-cell>
          <table:table-cell table:style-name="ce7" table:formula="of:=IF(ISBLANK([.M6]); 0; [.M$1]/[.M6])" office:value-type="float" office:value="0">
            <text:p>0 s</text:p>
          </table:table-cell>
          <table:table-cell table:style-name="ce7" table:formula="of:=IF(ISBLANK([.N6]); 0; [.N$1]/[.N6])" office:value-type="float" office:value="1.6249153689912">
            <text:p>2 s</text:p>
          </table:table-cell>
          <table:table-cell table:style-name="ce7" table:formula="of:=IF(ISBLANK([.O6]); 0; [.O$1]/[.O6])" office:value-type="float" office:value="0">
            <text:p>0 s</text:p>
          </table:table-cell>
          <table:table-cell table:style-name="ce7" table:formula="of:=IF(ISBLANK([.P6]); 0; [.P$1]/[.P6])" office:value-type="float" office:value="0">
            <text:p>0 s</text:p>
          </table:table-cell>
          <table:table-cell table:style-name="ce7" table:formula="of:=IF(ISBLANK([.Q6]); 0; [.Q$1]/[.Q6])" office:value-type="float" office:value="0">
            <text:p>0 s</text:p>
          </table:table-cell>
          <table:table-cell table:style-name="ce7" table:formula="of:=IF(ISBLANK([.R6]); 0; [.R$1]/[.R6])" office:value-type="float" office:value="3.20427236315087">
            <text:p>3 s</text:p>
          </table:table-cell>
          <table:table-cell table:style-name="ce7" table:formula="of:=IF(ISBLANK([.S6]); 0; [.S$1]/[.S6])" office:value-type="float" office:value="0">
            <text:p>0 s</text:p>
          </table:table-cell>
          <table:table-cell table:style-name="ce7" table:formula="of:=IF(ISBLANK([.T6]); 0; [.T$1]/[.T6])" office:value-type="float" office:value="3.97762585456805">
            <text:p>4 s</text:p>
          </table:table-cell>
          <table:table-cell table:style-name="ce7" table:formula="of:=IF(ISBLANK([.U6]); 0; [.U$1]/[.U6])" office:value-type="float" office:value="6.5843621399177">
            <text:p>7 s</text:p>
          </table:table-cell>
          <table:table-cell table:style-name="ce7" table:formula="of:=IF(ISBLANK([.V6]); 0; [.V$1]/[.V6])" office:value-type="float" office:value="8.11153358681876">
            <text:p>8 s</text:p>
          </table:table-cell>
          <table:table-cell table:style-name="ce7" table:formula="of:=IF(ISBLANK([.W6]); 0; [.W$1]/[.W6])" office:value-type="float" office:value="12.8085390260173">
            <text:p>13 s</text:p>
          </table:table-cell>
          <table:table-cell table:style-name="ce7" table:formula="of:=IF(ISBLANK([.X6]); 0; [.X$1]/[.X6])" office:value-type="float" office:value="16.6883963494133">
            <text:p>17 s</text:p>
          </table:table-cell>
          <table:table-cell table:style-name="ce7" table:formula="of:=IF(ISBLANK([.Y6]); 0; [.Y$1]/[.Y6])" office:value-type="float" office:value="25.8934592043156">
            <text:p>26 s</text:p>
          </table:table-cell>
          <table:table-cell table:style-name="ce7" table:formula="of:=IF(ISBLANK([.Z6]); 0; [.Z$1]/[.Z6])" office:value-type="float" office:value="35.3347135955832">
            <text:p>35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7]); 0; [.C$1]/[.C7])" office:value-type="float" office:value="0">
            <text:p>0 s</text:p>
          </table:table-cell>
          <table:table-cell table:style-name="ce7" table:formula="of:=IF(ISBLANK([.D7]); 0; [.D$1]/[.D7])" office:value-type="float" office:value="0">
            <text:p>0 s</text:p>
          </table:table-cell>
          <table:table-cell table:style-name="ce7" table:formula="of:=IF(ISBLANK([.E7]); 0; [.E$1]/[.E7])" office:value-type="float" office:value="0">
            <text:p>0 s</text:p>
          </table:table-cell>
          <table:table-cell table:style-name="ce7" table:formula="of:=IF(ISBLANK([.F7]); 0; [.F$1]/[.F7])" office:value-type="float" office:value="0">
            <text:p>0 s</text:p>
          </table:table-cell>
          <table:table-cell table:style-name="ce7" table:formula="of:=IF(ISBLANK([.G7]); 0; [.G$1]/[.G7])" office:value-type="float" office:value="0">
            <text:p>0 s</text:p>
          </table:table-cell>
          <table:table-cell table:style-name="ce7" table:formula="of:=IF(ISBLANK([.H7]); 0; [.H$1]/[.H7])" office:value-type="float" office:value="0">
            <text:p>0 s</text:p>
          </table:table-cell>
          <table:table-cell table:style-name="ce7" table:formula="of:=IF(ISBLANK([.I7]); 0; [.I$1]/[.I7])" office:value-type="float" office:value="0">
            <text:p>0 s</text:p>
          </table:table-cell>
          <table:table-cell table:style-name="ce7" table:formula="of:=IF(ISBLANK([.J7]); 0; [.J$1]/[.J7])" office:value-type="float" office:value="0">
            <text:p>0 s</text:p>
          </table:table-cell>
          <table:table-cell table:style-name="ce7" table:formula="of:=IF(ISBLANK([.K7]); 0; [.K$1]/[.K7])" office:value-type="float" office:value="0">
            <text:p>0 s</text:p>
          </table:table-cell>
          <table:table-cell table:style-name="ce7" table:formula="of:=IF(ISBLANK([.L7]); 0; [.L$1]/[.L7])" office:value-type="float" office:value="0.570409982174688">
            <text:p>1 s</text:p>
          </table:table-cell>
          <table:table-cell table:style-name="ce7" table:formula="of:=IF(ISBLANK([.M7]); 0; [.M$1]/[.M7])" office:value-type="float" office:value="0.866926744690074">
            <text:p>1 s</text:p>
          </table:table-cell>
          <table:table-cell table:style-name="ce7" table:formula="of:=IF(ISBLANK([.N7]); 0; [.N$1]/[.N7])" office:value-type="float" office:value="1.00755667506297">
            <text:p>1 s</text:p>
          </table:table-cell>
          <table:table-cell table:style-name="ce7" table:formula="of:=IF(ISBLANK([.O7]); 0; [.O$1]/[.O7])" office:value-type="float" office:value="1.06261859582543">
            <text:p>1 s</text:p>
          </table:table-cell>
          <table:table-cell table:style-name="ce7" table:formula="of:=IF(ISBLANK([.P7]); 0; [.P$1]/[.P7])" office:value-type="float" office:value="1.25">
            <text:p>1 s</text:p>
          </table:table-cell>
          <table:table-cell table:style-name="ce7" table:formula="of:=IF(ISBLANK([.Q7]); 0; [.Q$1]/[.Q7])" office:value-type="float" office:value="0">
            <text:p>0 s</text:p>
          </table:table-cell>
          <table:table-cell table:style-name="ce7" table:formula="of:=IF(ISBLANK([.R7]); 0; [.R$1]/[.R7])" office:value-type="float" office:value="1.6955139526669">
            <text:p>2 s</text:p>
          </table:table-cell>
          <table:table-cell table:style-name="ce7" table:formula="of:=IF(ISBLANK([.S7]); 0; [.S$1]/[.S7])" office:value-type="float" office:value="0">
            <text:p>0 s</text:p>
          </table:table-cell>
          <table:table-cell table:style-name="ce7" table:formula="of:=IF(ISBLANK([.T7]); 0; [.T$1]/[.T7])" office:value-type="float" office:value="2.32052211747643">
            <text:p>2 s</text:p>
          </table:table-cell>
          <table:table-cell table:style-name="ce7" table:formula="of:=IF(ISBLANK([.U7]); 0; [.U$1]/[.U7])" office:value-type="float" office:value="3.67957071674971">
            <text:p>4 s</text:p>
          </table:table-cell>
          <table:table-cell table:style-name="ce7" table:formula="of:=IF(ISBLANK([.V7]); 0; [.V$1]/[.V7])" office:value-type="float" office:value="4.93827160493827">
            <text:p>5 s</text:p>
          </table:table-cell>
          <table:table-cell table:style-name="ce7" table:formula="of:=IF(ISBLANK([.W7]); 0; [.W$1]/[.W7])" office:value-type="float" office:value="6.98435794834485">
            <text:p>7 s</text:p>
          </table:table-cell>
          <table:table-cell table:style-name="ce7" table:formula="of:=IF(ISBLANK([.X7]); 0; [.X$1]/[.X7])" office:value-type="float" office:value="9.43604865462588">
            <text:p>9 s</text:p>
          </table:table-cell>
          <table:table-cell table:style-name="ce7" table:formula="of:=IF(ISBLANK([.Y7]); 0; [.Y$1]/[.Y7])" office:value-type="float" office:value="13.9281828073993">
            <text:p>14 s</text:p>
          </table:table-cell>
          <table:table-cell table:style-name="ce7" table:formula="of:=IF(ISBLANK([.Z7]); 0; [.Z$1]/[.Z7])" office:value-type="float" office:value="19.2843691148776">
            <text:p>19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8]); 0; [.C$1]/[.C8])" office:value-type="float" office:value="13.469">
            <text:p>13 s</text:p>
          </table:table-cell>
          <table:table-cell table:style-name="ce7" table:formula="of:=IF(ISBLANK([.D8]); 0; [.D$1]/[.D8])" office:value-type="float" office:value="52.485">
            <text:p>52 s</text:p>
          </table:table-cell>
          <table:table-cell table:style-name="ce7" table:formula="of:=IF(ISBLANK([.E8]); 0; [.E$1]/[.E8])" office:value-type="float" office:value="77.7810000000001">
            <text:p>78 s</text:p>
          </table:table-cell>
          <table:table-cell table:style-name="ce7" table:formula="of:=IF(ISBLANK([.F8]); 0; [.F$1]/[.F8])" office:value-type="float" office:value="86.406">
            <text:p>86 s</text:p>
          </table:table-cell>
          <table:table-cell table:style-name="ce7" table:formula="of:=IF(ISBLANK([.G8]); 0; [.G$1]/[.G8])" office:value-type="float" office:value="117.953">
            <text:p>118 s</text:p>
          </table:table-cell>
          <table:table-cell table:style-name="ce7" table:formula="of:=IF(ISBLANK([.H8]); 0; [.H$1]/[.H8])" office:value-type="float" office:value="169.906">
            <text:p>170 s</text:p>
          </table:table-cell>
          <table:table-cell table:style-name="ce7" table:formula="of:=IF(ISBLANK([.I8]); 0; [.I$1]/[.I8])" office:value-type="float" office:value="175">
            <text:p>175 s</text:p>
          </table:table-cell>
          <table:table-cell table:style-name="ce7" table:formula="of:=IF(ISBLANK([.J8]); 0; [.J$1]/[.J8])" office:value-type="float" office:value="0">
            <text:p>0 s</text:p>
          </table:table-cell>
          <table:table-cell table:style-name="ce7" table:formula="of:=IF(ISBLANK([.K8]); 0; [.K$1]/[.K8])" office:value-type="float" office:value="0">
            <text:p>0 s</text:p>
          </table:table-cell>
          <table:table-cell table:style-name="ce7" table:formula="of:=IF(ISBLANK([.L8]); 0; [.L$1]/[.L8])" office:value-type="float" office:value="0">
            <text:p>0 s</text:p>
          </table:table-cell>
          <table:table-cell table:style-name="ce7" table:formula="of:=IF(ISBLANK([.M8]); 0; [.M$1]/[.M8])" office:value-type="float" office:value="0">
            <text:p>0 s</text:p>
          </table:table-cell>
          <table:table-cell table:style-name="ce7" table:formula="of:=IF(ISBLANK([.N8]); 0; [.N$1]/[.N8])" office:value-type="float" office:value="0">
            <text:p>0 s</text:p>
          </table:table-cell>
          <table:table-cell table:style-name="ce7" table:formula="of:=IF(ISBLANK([.O8]); 0; [.O$1]/[.O8])" office:value-type="float" office:value="0">
            <text:p>0 s</text:p>
          </table:table-cell>
          <table:table-cell table:style-name="ce7" table:formula="of:=IF(ISBLANK([.P8]); 0; [.P$1]/[.P8])" office:value-type="float" office:value="0">
            <text:p>0 s</text:p>
          </table:table-cell>
          <table:table-cell table:style-name="ce7" table:formula="of:=IF(ISBLANK([.Q8]); 0; [.Q$1]/[.Q8])" office:value-type="float" office:value="0">
            <text:p>0 s</text:p>
          </table:table-cell>
          <table:table-cell table:style-name="ce7" table:formula="of:=IF(ISBLANK([.R8]); 0; [.R$1]/[.R8])" office:value-type="float" office:value="0">
            <text:p>0 s</text:p>
          </table:table-cell>
          <table:table-cell table:style-name="ce7" table:formula="of:=IF(ISBLANK([.S8]); 0; [.S$1]/[.S8])" office:value-type="float" office:value="0">
            <text:p>0 s</text:p>
          </table:table-cell>
          <table:table-cell table:style-name="ce7" table:formula="of:=IF(ISBLANK([.T8]); 0; [.T$1]/[.T8])" office:value-type="float" office:value="0">
            <text:p>0 s</text:p>
          </table:table-cell>
          <table:table-cell table:style-name="ce7" table:formula="of:=IF(ISBLANK([.U8]); 0; [.U$1]/[.U8])" office:value-type="float" office:value="0">
            <text:p>0 s</text:p>
          </table:table-cell>
          <table:table-cell table:style-name="ce7" table:formula="of:=IF(ISBLANK([.V8]); 0; [.V$1]/[.V8])" office:value-type="float" office:value="0">
            <text:p>0 s</text:p>
          </table:table-cell>
          <table:table-cell table:style-name="ce7" table:formula="of:=IF(ISBLANK([.W8]); 0; [.W$1]/[.W8])" office:value-type="float" office:value="0">
            <text:p>0 s</text:p>
          </table:table-cell>
          <table:table-cell table:style-name="ce7" table:formula="of:=IF(ISBLANK([.X8]); 0; [.X$1]/[.X8])" office:value-type="float" office:value="0">
            <text:p>0 s</text:p>
          </table:table-cell>
          <table:table-cell table:style-name="ce7" table:formula="of:=IF(ISBLANK([.Y8]); 0; [.Y$1]/[.Y8])" office:value-type="float" office:value="0">
            <text:p>0 s</text:p>
          </table:table-cell>
          <table:table-cell table:style-name="ce7" table:formula="of:=IF(ISBLANK([.Z8]); 0; [.Z$1]/[.Z8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9]); 0; [.C$1]/[.C9])" office:value-type="float" office:value="18.532">
            <text:p>19 s</text:p>
          </table:table-cell>
          <table:table-cell table:style-name="ce7" table:formula="of:=IF(ISBLANK([.D9]); 0; [.D$1]/[.D9])" office:value-type="float" office:value="63.157">
            <text:p>63 s</text:p>
          </table:table-cell>
          <table:table-cell table:style-name="ce7" table:formula="of:=IF(ISBLANK([.E9]); 0; [.E$1]/[.E9])" office:value-type="float" office:value="91.64">
            <text:p>92 s</text:p>
          </table:table-cell>
          <table:table-cell table:style-name="ce7" table:formula="of:=IF(ISBLANK([.F9]); 0; [.F$1]/[.F9])" office:value-type="float" office:value="99.281">
            <text:p>99 s</text:p>
          </table:table-cell>
          <table:table-cell table:style-name="ce7" table:formula="of:=IF(ISBLANK([.G9]); 0; [.G$1]/[.G9])" office:value-type="float" office:value="144.234">
            <text:p>144 s</text:p>
          </table:table-cell>
          <table:table-cell table:style-name="ce7" table:formula="of:=IF(ISBLANK([.H9]); 0; [.H$1]/[.H9])" office:value-type="float" office:value="215.593">
            <text:p>216 s</text:p>
          </table:table-cell>
          <table:table-cell table:style-name="ce7" table:formula="of:=IF(ISBLANK([.I9]); 0; [.I$1]/[.I9])" office:value-type="float" office:value="233.333333333333">
            <text:p>233 s</text:p>
          </table:table-cell>
          <table:table-cell table:style-name="ce7" table:formula="of:=IF(ISBLANK([.J9]); 0; [.J$1]/[.J9])" office:value-type="float" office:value="0">
            <text:p>0 s</text:p>
          </table:table-cell>
          <table:table-cell table:style-name="ce7" table:formula="of:=IF(ISBLANK([.K9]); 0; [.K$1]/[.K9])" office:value-type="float" office:value="0">
            <text:p>0 s</text:p>
          </table:table-cell>
          <table:table-cell table:style-name="ce7" table:formula="of:=IF(ISBLANK([.L9]); 0; [.L$1]/[.L9])" office:value-type="float" office:value="0">
            <text:p>0 s</text:p>
          </table:table-cell>
          <table:table-cell table:style-name="ce7" table:formula="of:=IF(ISBLANK([.M9]); 0; [.M$1]/[.M9])" office:value-type="float" office:value="0">
            <text:p>0 s</text:p>
          </table:table-cell>
          <table:table-cell table:style-name="ce7" table:formula="of:=IF(ISBLANK([.N9]); 0; [.N$1]/[.N9])" office:value-type="float" office:value="0">
            <text:p>0 s</text:p>
          </table:table-cell>
          <table:table-cell table:style-name="ce7" table:formula="of:=IF(ISBLANK([.O9]); 0; [.O$1]/[.O9])" office:value-type="float" office:value="0">
            <text:p>0 s</text:p>
          </table:table-cell>
          <table:table-cell table:style-name="ce7" table:formula="of:=IF(ISBLANK([.P9]); 0; [.P$1]/[.P9])" office:value-type="float" office:value="0">
            <text:p>0 s</text:p>
          </table:table-cell>
          <table:table-cell table:style-name="ce7" table:formula="of:=IF(ISBLANK([.Q9]); 0; [.Q$1]/[.Q9])" office:value-type="float" office:value="0">
            <text:p>0 s</text:p>
          </table:table-cell>
          <table:table-cell table:style-name="ce7" table:formula="of:=IF(ISBLANK([.R9]); 0; [.R$1]/[.R9])" office:value-type="float" office:value="0">
            <text:p>0 s</text:p>
          </table:table-cell>
          <table:table-cell table:style-name="ce7" table:formula="of:=IF(ISBLANK([.S9]); 0; [.S$1]/[.S9])" office:value-type="float" office:value="0">
            <text:p>0 s</text:p>
          </table:table-cell>
          <table:table-cell table:style-name="ce7" table:formula="of:=IF(ISBLANK([.T9]); 0; [.T$1]/[.T9])" office:value-type="float" office:value="0">
            <text:p>0 s</text:p>
          </table:table-cell>
          <table:table-cell table:style-name="ce7" table:formula="of:=IF(ISBLANK([.U9]); 0; [.U$1]/[.U9])" office:value-type="float" office:value="0">
            <text:p>0 s</text:p>
          </table:table-cell>
          <table:table-cell table:style-name="ce7" table:formula="of:=IF(ISBLANK([.V9]); 0; [.V$1]/[.V9])" office:value-type="float" office:value="0">
            <text:p>0 s</text:p>
          </table:table-cell>
          <table:table-cell table:style-name="ce7" table:formula="of:=IF(ISBLANK([.W9]); 0; [.W$1]/[.W9])" office:value-type="float" office:value="0">
            <text:p>0 s</text:p>
          </table:table-cell>
          <table:table-cell table:style-name="ce7" table:formula="of:=IF(ISBLANK([.X9]); 0; [.X$1]/[.X9])" office:value-type="float" office:value="0">
            <text:p>0 s</text:p>
          </table:table-cell>
          <table:table-cell table:style-name="ce7" table:formula="of:=IF(ISBLANK([.Y9]); 0; [.Y$1]/[.Y9])" office:value-type="float" office:value="0">
            <text:p>0 s</text:p>
          </table:table-cell>
          <table:table-cell table:style-name="ce7" table:formula="of:=IF(ISBLANK([.Z9]); 0; [.Z$1]/[.Z9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0]); 0; [.C$1]/[.C10])" office:value-type="float" office:value="14.234">
            <text:p>14 s</text:p>
          </table:table-cell>
          <table:table-cell table:style-name="ce7" table:formula="of:=IF(ISBLANK([.D10]); 0; [.D$1]/[.D10])" office:value-type="float" office:value="54.9219999999999">
            <text:p>55 s</text:p>
          </table:table-cell>
          <table:table-cell table:style-name="ce7" table:formula="of:=IF(ISBLANK([.E10]); 0; [.E$1]/[.E10])" office:value-type="float" office:value="84.9060000000001">
            <text:p>85 s</text:p>
          </table:table-cell>
          <table:table-cell table:style-name="ce7" table:formula="of:=IF(ISBLANK([.F10]); 0; [.F$1]/[.F10])" office:value-type="float" office:value="95.109">
            <text:p>95 s</text:p>
          </table:table-cell>
          <table:table-cell table:style-name="ce7" table:formula="of:=IF(ISBLANK([.G10]); 0; [.G$1]/[.G10])" office:value-type="float" office:value="139.016">
            <text:p>139 s</text:p>
          </table:table-cell>
          <table:table-cell table:style-name="ce7" table:formula="of:=IF(ISBLANK([.H10]); 0; [.H$1]/[.H10])" office:value-type="float" office:value="195.125">
            <text:p>195 s</text:p>
          </table:table-cell>
          <table:table-cell table:style-name="ce7" table:formula="of:=IF(ISBLANK([.I10]); 0; [.I$1]/[.I10])" office:value-type="float" office:value="233.333333333333">
            <text:p>233 s</text:p>
          </table:table-cell>
          <table:table-cell table:style-name="ce7" table:formula="of:=IF(ISBLANK([.J10]); 0; [.J$1]/[.J10])" office:value-type="float" office:value="0">
            <text:p>0 s</text:p>
          </table:table-cell>
          <table:table-cell table:style-name="ce7" table:formula="of:=IF(ISBLANK([.K10]); 0; [.K$1]/[.K10])" office:value-type="float" office:value="0">
            <text:p>0 s</text:p>
          </table:table-cell>
          <table:table-cell table:style-name="ce7" table:formula="of:=IF(ISBLANK([.L10]); 0; [.L$1]/[.L10])" office:value-type="float" office:value="0">
            <text:p>0 s</text:p>
          </table:table-cell>
          <table:table-cell table:style-name="ce7" table:formula="of:=IF(ISBLANK([.M10]); 0; [.M$1]/[.M10])" office:value-type="float" office:value="0">
            <text:p>0 s</text:p>
          </table:table-cell>
          <table:table-cell table:style-name="ce7" table:formula="of:=IF(ISBLANK([.N10]); 0; [.N$1]/[.N10])" office:value-type="float" office:value="0">
            <text:p>0 s</text:p>
          </table:table-cell>
          <table:table-cell table:style-name="ce7" table:formula="of:=IF(ISBLANK([.O10]); 0; [.O$1]/[.O10])" office:value-type="float" office:value="0">
            <text:p>0 s</text:p>
          </table:table-cell>
          <table:table-cell table:style-name="ce7" table:formula="of:=IF(ISBLANK([.P10]); 0; [.P$1]/[.P10])" office:value-type="float" office:value="0">
            <text:p>0 s</text:p>
          </table:table-cell>
          <table:table-cell table:style-name="ce7" table:formula="of:=IF(ISBLANK([.Q10]); 0; [.Q$1]/[.Q10])" office:value-type="float" office:value="0">
            <text:p>0 s</text:p>
          </table:table-cell>
          <table:table-cell table:style-name="ce7" table:formula="of:=IF(ISBLANK([.R10]); 0; [.R$1]/[.R10])" office:value-type="float" office:value="0">
            <text:p>0 s</text:p>
          </table:table-cell>
          <table:table-cell table:style-name="ce7" table:formula="of:=IF(ISBLANK([.S10]); 0; [.S$1]/[.S10])" office:value-type="float" office:value="0">
            <text:p>0 s</text:p>
          </table:table-cell>
          <table:table-cell table:style-name="ce7" table:formula="of:=IF(ISBLANK([.T10]); 0; [.T$1]/[.T10])" office:value-type="float" office:value="0">
            <text:p>0 s</text:p>
          </table:table-cell>
          <table:table-cell table:style-name="ce7" table:formula="of:=IF(ISBLANK([.U10]); 0; [.U$1]/[.U10])" office:value-type="float" office:value="0">
            <text:p>0 s</text:p>
          </table:table-cell>
          <table:table-cell table:style-name="ce7" table:formula="of:=IF(ISBLANK([.V10]); 0; [.V$1]/[.V10])" office:value-type="float" office:value="0">
            <text:p>0 s</text:p>
          </table:table-cell>
          <table:table-cell table:style-name="ce7" table:formula="of:=IF(ISBLANK([.W10]); 0; [.W$1]/[.W10])" office:value-type="float" office:value="0">
            <text:p>0 s</text:p>
          </table:table-cell>
          <table:table-cell table:style-name="ce7" table:formula="of:=IF(ISBLANK([.X10]); 0; [.X$1]/[.X10])" office:value-type="float" office:value="0">
            <text:p>0 s</text:p>
          </table:table-cell>
          <table:table-cell table:style-name="ce7" table:formula="of:=IF(ISBLANK([.Y10]); 0; [.Y$1]/[.Y10])" office:value-type="float" office:value="0">
            <text:p>0 s</text:p>
          </table:table-cell>
          <table:table-cell table:style-name="ce7" table:formula="of:=IF(ISBLANK([.Z10]); 0; [.Z$1]/[.Z10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1]); 0; [.C$1]/[.C11])" office:value-type="float" office:value="16.125">
            <text:p>16 s</text:p>
          </table:table-cell>
          <table:table-cell table:style-name="ce7" table:formula="of:=IF(ISBLANK([.D11]); 0; [.D$1]/[.D11])" office:value-type="float" office:value="57.719">
            <text:p>58 s</text:p>
          </table:table-cell>
          <table:table-cell table:style-name="ce7" table:formula="of:=IF(ISBLANK([.E11]); 0; [.E$1]/[.E11])" office:value-type="float" office:value="89.4680000000001">
            <text:p>89 s</text:p>
          </table:table-cell>
          <table:table-cell table:style-name="ce7" table:formula="of:=IF(ISBLANK([.F11]); 0; [.F$1]/[.F11])" office:value-type="float" office:value="102.156">
            <text:p>102 s</text:p>
          </table:table-cell>
          <table:table-cell table:style-name="ce7" table:formula="of:=IF(ISBLANK([.G11]); 0; [.G$1]/[.G11])" office:value-type="float" office:value="136.61">
            <text:p>137 s</text:p>
          </table:table-cell>
          <table:table-cell table:style-name="ce7" table:formula="of:=IF(ISBLANK([.H11]); 0; [.H$1]/[.H11])" office:value-type="float" office:value="199.375">
            <text:p>199 s</text:p>
          </table:table-cell>
          <table:table-cell table:style-name="ce7" table:formula="of:=IF(ISBLANK([.I11]); 0; [.I$1]/[.I11])" office:value-type="float" office:value="233.333333333333">
            <text:p>233 s</text:p>
          </table:table-cell>
          <table:table-cell table:style-name="ce7" table:formula="of:=IF(ISBLANK([.J11]); 0; [.J$1]/[.J11])" office:value-type="float" office:value="0">
            <text:p>0 s</text:p>
          </table:table-cell>
          <table:table-cell table:style-name="ce7" table:formula="of:=IF(ISBLANK([.K11]); 0; [.K$1]/[.K11])" office:value-type="float" office:value="0">
            <text:p>0 s</text:p>
          </table:table-cell>
          <table:table-cell table:style-name="ce7" table:formula="of:=IF(ISBLANK([.L11]); 0; [.L$1]/[.L11])" office:value-type="float" office:value="0">
            <text:p>0 s</text:p>
          </table:table-cell>
          <table:table-cell table:style-name="ce7" table:formula="of:=IF(ISBLANK([.M11]); 0; [.M$1]/[.M11])" office:value-type="float" office:value="0">
            <text:p>0 s</text:p>
          </table:table-cell>
          <table:table-cell table:style-name="ce7" table:formula="of:=IF(ISBLANK([.N11]); 0; [.N$1]/[.N11])" office:value-type="float" office:value="0">
            <text:p>0 s</text:p>
          </table:table-cell>
          <table:table-cell table:style-name="ce7" table:formula="of:=IF(ISBLANK([.O11]); 0; [.O$1]/[.O11])" office:value-type="float" office:value="0">
            <text:p>0 s</text:p>
          </table:table-cell>
          <table:table-cell table:style-name="ce7" table:formula="of:=IF(ISBLANK([.P11]); 0; [.P$1]/[.P11])" office:value-type="float" office:value="0">
            <text:p>0 s</text:p>
          </table:table-cell>
          <table:table-cell table:style-name="ce7" table:formula="of:=IF(ISBLANK([.Q11]); 0; [.Q$1]/[.Q11])" office:value-type="float" office:value="0">
            <text:p>0 s</text:p>
          </table:table-cell>
          <table:table-cell table:style-name="ce7" table:formula="of:=IF(ISBLANK([.R11]); 0; [.R$1]/[.R11])" office:value-type="float" office:value="0">
            <text:p>0 s</text:p>
          </table:table-cell>
          <table:table-cell table:style-name="ce7" table:formula="of:=IF(ISBLANK([.S11]); 0; [.S$1]/[.S11])" office:value-type="float" office:value="0">
            <text:p>0 s</text:p>
          </table:table-cell>
          <table:table-cell table:style-name="ce7" table:formula="of:=IF(ISBLANK([.T11]); 0; [.T$1]/[.T11])" office:value-type="float" office:value="0">
            <text:p>0 s</text:p>
          </table:table-cell>
          <table:table-cell table:style-name="ce7" table:formula="of:=IF(ISBLANK([.U11]); 0; [.U$1]/[.U11])" office:value-type="float" office:value="0">
            <text:p>0 s</text:p>
          </table:table-cell>
          <table:table-cell table:style-name="ce7" table:formula="of:=IF(ISBLANK([.V11]); 0; [.V$1]/[.V11])" office:value-type="float" office:value="0">
            <text:p>0 s</text:p>
          </table:table-cell>
          <table:table-cell table:style-name="ce7" table:formula="of:=IF(ISBLANK([.W11]); 0; [.W$1]/[.W11])" office:value-type="float" office:value="0">
            <text:p>0 s</text:p>
          </table:table-cell>
          <table:table-cell table:style-name="ce7" table:formula="of:=IF(ISBLANK([.X11]); 0; [.X$1]/[.X11])" office:value-type="float" office:value="0">
            <text:p>0 s</text:p>
          </table:table-cell>
          <table:table-cell table:style-name="ce7" table:formula="of:=IF(ISBLANK([.Y11]); 0; [.Y$1]/[.Y11])" office:value-type="float" office:value="0">
            <text:p>0 s</text:p>
          </table:table-cell>
          <table:table-cell table:style-name="ce7" table:formula="of:=IF(ISBLANK([.Z11]); 0; [.Z$1]/[.Z11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2]); 0; [.C$1]/[.C12])" office:value-type="float" office:value="15.563">
            <text:p>16 s</text:p>
          </table:table-cell>
          <table:table-cell table:style-name="ce7" table:formula="of:=IF(ISBLANK([.D12]); 0; [.D$1]/[.D12])" office:value-type="float" office:value="59.7500000000001">
            <text:p>60 s</text:p>
          </table:table-cell>
          <table:table-cell table:style-name="ce7" table:formula="of:=IF(ISBLANK([.E12]); 0; [.E$1]/[.E12])" office:value-type="float" office:value="97.25">
            <text:p>97 s</text:p>
          </table:table-cell>
          <table:table-cell table:style-name="ce7" table:formula="of:=IF(ISBLANK([.F12]); 0; [.F$1]/[.F12])" office:value-type="float" office:value="94.765">
            <text:p>95 s</text:p>
          </table:table-cell>
          <table:table-cell table:style-name="ce7" table:formula="of:=IF(ISBLANK([.G12]); 0; [.G$1]/[.G12])" office:value-type="float" office:value="144.625">
            <text:p>145 s</text:p>
          </table:table-cell>
          <table:table-cell table:style-name="ce7" table:formula="of:=IF(ISBLANK([.H12]); 0; [.H$1]/[.H12])" office:value-type="float" office:value="197.391">
            <text:p>197 s</text:p>
          </table:table-cell>
          <table:table-cell table:style-name="ce7" table:formula="of:=IF(ISBLANK([.I12]); 0; [.I$1]/[.I12])" office:value-type="float" office:value="233.333333333333">
            <text:p>233 s</text:p>
          </table:table-cell>
          <table:table-cell table:style-name="ce7" table:formula="of:=IF(ISBLANK([.J12]); 0; [.J$1]/[.J12])" office:value-type="float" office:value="0">
            <text:p>0 s</text:p>
          </table:table-cell>
          <table:table-cell table:style-name="ce7" table:formula="of:=IF(ISBLANK([.K12]); 0; [.K$1]/[.K12])" office:value-type="float" office:value="0">
            <text:p>0 s</text:p>
          </table:table-cell>
          <table:table-cell table:style-name="ce7" table:formula="of:=IF(ISBLANK([.L12]); 0; [.L$1]/[.L12])" office:value-type="float" office:value="0">
            <text:p>0 s</text:p>
          </table:table-cell>
          <table:table-cell table:style-name="ce7" table:formula="of:=IF(ISBLANK([.M12]); 0; [.M$1]/[.M12])" office:value-type="float" office:value="0">
            <text:p>0 s</text:p>
          </table:table-cell>
          <table:table-cell table:style-name="ce7" table:formula="of:=IF(ISBLANK([.N12]); 0; [.N$1]/[.N12])" office:value-type="float" office:value="0">
            <text:p>0 s</text:p>
          </table:table-cell>
          <table:table-cell table:style-name="ce7" table:formula="of:=IF(ISBLANK([.O12]); 0; [.O$1]/[.O12])" office:value-type="float" office:value="0">
            <text:p>0 s</text:p>
          </table:table-cell>
          <table:table-cell table:style-name="ce7" table:formula="of:=IF(ISBLANK([.P12]); 0; [.P$1]/[.P12])" office:value-type="float" office:value="0">
            <text:p>0 s</text:p>
          </table:table-cell>
          <table:table-cell table:style-name="ce7" table:formula="of:=IF(ISBLANK([.Q12]); 0; [.Q$1]/[.Q12])" office:value-type="float" office:value="0">
            <text:p>0 s</text:p>
          </table:table-cell>
          <table:table-cell table:style-name="ce7" table:formula="of:=IF(ISBLANK([.R12]); 0; [.R$1]/[.R12])" office:value-type="float" office:value="0">
            <text:p>0 s</text:p>
          </table:table-cell>
          <table:table-cell table:style-name="ce7" table:formula="of:=IF(ISBLANK([.S12]); 0; [.S$1]/[.S12])" office:value-type="float" office:value="0">
            <text:p>0 s</text:p>
          </table:table-cell>
          <table:table-cell table:style-name="ce7" table:formula="of:=IF(ISBLANK([.T12]); 0; [.T$1]/[.T12])" office:value-type="float" office:value="0">
            <text:p>0 s</text:p>
          </table:table-cell>
          <table:table-cell table:style-name="ce7" table:formula="of:=IF(ISBLANK([.U12]); 0; [.U$1]/[.U12])" office:value-type="float" office:value="0">
            <text:p>0 s</text:p>
          </table:table-cell>
          <table:table-cell table:style-name="ce7" table:formula="of:=IF(ISBLANK([.V12]); 0; [.V$1]/[.V12])" office:value-type="float" office:value="0">
            <text:p>0 s</text:p>
          </table:table-cell>
          <table:table-cell table:style-name="ce7" table:formula="of:=IF(ISBLANK([.W12]); 0; [.W$1]/[.W12])" office:value-type="float" office:value="0">
            <text:p>0 s</text:p>
          </table:table-cell>
          <table:table-cell table:style-name="ce7" table:formula="of:=IF(ISBLANK([.X12]); 0; [.X$1]/[.X12])" office:value-type="float" office:value="0">
            <text:p>0 s</text:p>
          </table:table-cell>
          <table:table-cell table:style-name="ce7" table:formula="of:=IF(ISBLANK([.Y12]); 0; [.Y$1]/[.Y12])" office:value-type="float" office:value="0">
            <text:p>0 s</text:p>
          </table:table-cell>
          <table:table-cell table:style-name="ce7" table:formula="of:=IF(ISBLANK([.Z12]); 0; [.Z$1]/[.Z12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3]); 0; [.C$1]/[.C13])" office:value-type="float" office:value="0.172">
            <text:p>0 s</text:p>
          </table:table-cell>
          <table:table-cell table:style-name="ce7" table:formula="of:=IF(ISBLANK([.D13]); 0; [.D$1]/[.D13])" office:value-type="float" office:value="0.813000000000001">
            <text:p>1 s</text:p>
          </table:table-cell>
          <table:table-cell table:style-name="ce7" table:formula="of:=IF(ISBLANK([.E13]); 0; [.E$1]/[.E13])" office:value-type="float" office:value="1.297">
            <text:p>1 s</text:p>
          </table:table-cell>
          <table:table-cell table:style-name="ce7" table:formula="of:=IF(ISBLANK([.F13]); 0; [.F$1]/[.F13])" office:value-type="float" office:value="1.406">
            <text:p>1 s</text:p>
          </table:table-cell>
          <table:table-cell table:style-name="ce7" table:formula="of:=IF(ISBLANK([.G13]); 0; [.G$1]/[.G13])" office:value-type="float" office:value="1.883">
            <text:p>2 s</text:p>
          </table:table-cell>
          <table:table-cell table:style-name="ce7" table:formula="of:=IF(ISBLANK([.H13]); 0; [.H$1]/[.H13])" office:value-type="float" office:value="2.688">
            <text:p>3 s</text:p>
          </table:table-cell>
          <table:table-cell table:style-name="ce7" table:formula="of:=IF(ISBLANK([.I13]); 0; [.I$1]/[.I13])" office:value-type="float" office:value="3.3175355450237">
            <text:p>3 s</text:p>
          </table:table-cell>
          <table:table-cell table:style-name="ce7" table:formula="of:=IF(ISBLANK([.J13]); 0; [.J$1]/[.J13])" office:value-type="float" office:value="0">
            <text:p>0 s</text:p>
          </table:table-cell>
          <table:table-cell table:style-name="ce7" table:formula="of:=IF(ISBLANK([.K13]); 0; [.K$1]/[.K13])" office:value-type="float" office:value="0">
            <text:p>0 s</text:p>
          </table:table-cell>
          <table:table-cell table:style-name="ce7" table:formula="of:=IF(ISBLANK([.L13]); 0; [.L$1]/[.L13])" office:value-type="float" office:value="0">
            <text:p>0 s</text:p>
          </table:table-cell>
          <table:table-cell table:style-name="ce7" table:formula="of:=IF(ISBLANK([.M13]); 0; [.M$1]/[.M13])" office:value-type="float" office:value="0">
            <text:p>0 s</text:p>
          </table:table-cell>
          <table:table-cell table:style-name="ce7" table:formula="of:=IF(ISBLANK([.N13]); 0; [.N$1]/[.N13])" office:value-type="float" office:value="0">
            <text:p>0 s</text:p>
          </table:table-cell>
          <table:table-cell table:style-name="ce7" table:formula="of:=IF(ISBLANK([.O13]); 0; [.O$1]/[.O13])" office:value-type="float" office:value="0">
            <text:p>0 s</text:p>
          </table:table-cell>
          <table:table-cell table:style-name="ce7" table:formula="of:=IF(ISBLANK([.P13]); 0; [.P$1]/[.P13])" office:value-type="float" office:value="0">
            <text:p>0 s</text:p>
          </table:table-cell>
          <table:table-cell table:style-name="ce7" table:formula="of:=IF(ISBLANK([.Q13]); 0; [.Q$1]/[.Q13])" office:value-type="float" office:value="0">
            <text:p>0 s</text:p>
          </table:table-cell>
          <table:table-cell table:style-name="ce7" table:formula="of:=IF(ISBLANK([.R13]); 0; [.R$1]/[.R13])" office:value-type="float" office:value="0">
            <text:p>0 s</text:p>
          </table:table-cell>
          <table:table-cell table:style-name="ce7" table:formula="of:=IF(ISBLANK([.S13]); 0; [.S$1]/[.S13])" office:value-type="float" office:value="0">
            <text:p>0 s</text:p>
          </table:table-cell>
          <table:table-cell table:style-name="ce7" table:formula="of:=IF(ISBLANK([.T13]); 0; [.T$1]/[.T13])" office:value-type="float" office:value="0">
            <text:p>0 s</text:p>
          </table:table-cell>
          <table:table-cell table:style-name="ce7" table:formula="of:=IF(ISBLANK([.U13]); 0; [.U$1]/[.U13])" office:value-type="float" office:value="0">
            <text:p>0 s</text:p>
          </table:table-cell>
          <table:table-cell table:style-name="ce7" table:formula="of:=IF(ISBLANK([.V13]); 0; [.V$1]/[.V13])" office:value-type="float" office:value="0">
            <text:p>0 s</text:p>
          </table:table-cell>
          <table:table-cell table:style-name="ce7" table:formula="of:=IF(ISBLANK([.W13]); 0; [.W$1]/[.W13])" office:value-type="float" office:value="0">
            <text:p>0 s</text:p>
          </table:table-cell>
          <table:table-cell table:style-name="ce7" table:formula="of:=IF(ISBLANK([.X13]); 0; [.X$1]/[.X13])" office:value-type="float" office:value="0">
            <text:p>0 s</text:p>
          </table:table-cell>
          <table:table-cell table:style-name="ce7" table:formula="of:=IF(ISBLANK([.Y13]); 0; [.Y$1]/[.Y13])" office:value-type="float" office:value="0">
            <text:p>0 s</text:p>
          </table:table-cell>
          <table:table-cell table:style-name="ce7" table:formula="of:=IF(ISBLANK([.Z13]); 0; [.Z$1]/[.Z13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4]); 0; [.C$1]/[.C14])" office:value-type="float" office:value="3.95399999999999">
            <text:p>4 s</text:p>
          </table:table-cell>
          <table:table-cell table:style-name="ce7" table:formula="of:=IF(ISBLANK([.D14]); 0; [.D$1]/[.D14])" office:value-type="float" office:value="29.375">
            <text:p>29 s</text:p>
          </table:table-cell>
          <table:table-cell table:style-name="ce7" table:formula="of:=IF(ISBLANK([.E14]); 0; [.E$1]/[.E14])" office:value-type="float" office:value="18.5930000000001">
            <text:p>19 s</text:p>
          </table:table-cell>
          <table:table-cell table:style-name="ce7" table:formula="of:=IF(ISBLANK([.F14]); 0; [.F$1]/[.F14])" office:value-type="float" office:value="27.547">
            <text:p>28 s</text:p>
          </table:table-cell>
          <table:table-cell table:style-name="ce7" table:formula="of:=IF(ISBLANK([.G14]); 0; [.G$1]/[.G14])" office:value-type="float" office:value="88.906">
            <text:p>89 s</text:p>
          </table:table-cell>
          <table:table-cell table:style-name="ce7" table:formula="of:=IF(ISBLANK([.H14]); 0; [.H$1]/[.H14])" office:value-type="float" office:value="21.313">
            <text:p>21 s</text:p>
          </table:table-cell>
          <table:table-cell table:style-name="ce7" table:formula="of:=IF(ISBLANK([.I14]); 0; [.I$1]/[.I14])" office:value-type="float" office:value="25.9259259259259">
            <text:p>26 s</text:p>
          </table:table-cell>
          <table:table-cell table:style-name="ce7" table:formula="of:=IF(ISBLANK([.J14]); 0; [.J$1]/[.J14])" office:value-type="float" office:value="0">
            <text:p>0 s</text:p>
          </table:table-cell>
          <table:table-cell table:style-name="ce7" table:formula="of:=IF(ISBLANK([.K14]); 0; [.K$1]/[.K14])" office:value-type="float" office:value="0">
            <text:p>0 s</text:p>
          </table:table-cell>
          <table:table-cell table:style-name="ce7" table:formula="of:=IF(ISBLANK([.L14]); 0; [.L$1]/[.L14])" office:value-type="float" office:value="0">
            <text:p>0 s</text:p>
          </table:table-cell>
          <table:table-cell table:style-name="ce7" table:formula="of:=IF(ISBLANK([.M14]); 0; [.M$1]/[.M14])" office:value-type="float" office:value="0">
            <text:p>0 s</text:p>
          </table:table-cell>
          <table:table-cell table:style-name="ce7" table:formula="of:=IF(ISBLANK([.N14]); 0; [.N$1]/[.N14])" office:value-type="float" office:value="0">
            <text:p>0 s</text:p>
          </table:table-cell>
          <table:table-cell table:style-name="ce7" table:formula="of:=IF(ISBLANK([.O14]); 0; [.O$1]/[.O14])" office:value-type="float" office:value="0">
            <text:p>0 s</text:p>
          </table:table-cell>
          <table:table-cell table:style-name="ce7" table:formula="of:=IF(ISBLANK([.P14]); 0; [.P$1]/[.P14])" office:value-type="float" office:value="0">
            <text:p>0 s</text:p>
          </table:table-cell>
          <table:table-cell table:style-name="ce7" table:formula="of:=IF(ISBLANK([.Q14]); 0; [.Q$1]/[.Q14])" office:value-type="float" office:value="0">
            <text:p>0 s</text:p>
          </table:table-cell>
          <table:table-cell table:style-name="ce7" table:formula="of:=IF(ISBLANK([.R14]); 0; [.R$1]/[.R14])" office:value-type="float" office:value="0">
            <text:p>0 s</text:p>
          </table:table-cell>
          <table:table-cell table:style-name="ce7" table:formula="of:=IF(ISBLANK([.S14]); 0; [.S$1]/[.S14])" office:value-type="float" office:value="0">
            <text:p>0 s</text:p>
          </table:table-cell>
          <table:table-cell table:style-name="ce7" table:formula="of:=IF(ISBLANK([.T14]); 0; [.T$1]/[.T14])" office:value-type="float" office:value="0">
            <text:p>0 s</text:p>
          </table:table-cell>
          <table:table-cell table:style-name="ce7" table:formula="of:=IF(ISBLANK([.U14]); 0; [.U$1]/[.U14])" office:value-type="float" office:value="0">
            <text:p>0 s</text:p>
          </table:table-cell>
          <table:table-cell table:style-name="ce7" table:formula="of:=IF(ISBLANK([.V14]); 0; [.V$1]/[.V14])" office:value-type="float" office:value="0">
            <text:p>0 s</text:p>
          </table:table-cell>
          <table:table-cell table:style-name="ce7" table:formula="of:=IF(ISBLANK([.W14]); 0; [.W$1]/[.W14])" office:value-type="float" office:value="0">
            <text:p>0 s</text:p>
          </table:table-cell>
          <table:table-cell table:style-name="ce7" table:formula="of:=IF(ISBLANK([.X14]); 0; [.X$1]/[.X14])" office:value-type="float" office:value="0">
            <text:p>0 s</text:p>
          </table:table-cell>
          <table:table-cell table:style-name="ce7" table:formula="of:=IF(ISBLANK([.Y14]); 0; [.Y$1]/[.Y14])" office:value-type="float" office:value="0">
            <text:p>0 s</text:p>
          </table:table-cell>
          <table:table-cell table:style-name="ce7" table:formula="of:=IF(ISBLANK([.Z14]); 0; [.Z$1]/[.Z14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5]); 0; [.C$1]/[.C15])" office:value-type="float" office:value="0.172">
            <text:p>0 s</text:p>
          </table:table-cell>
          <table:table-cell table:style-name="ce7" table:formula="of:=IF(ISBLANK([.D15]); 0; [.D$1]/[.D15])" office:value-type="float" office:value="1.234">
            <text:p>1 s</text:p>
          </table:table-cell>
          <table:table-cell table:style-name="ce7" table:formula="of:=IF(ISBLANK([.E15]); 0; [.E$1]/[.E15])" office:value-type="float" office:value="2.281">
            <text:p>2 s</text:p>
          </table:table-cell>
          <table:table-cell table:style-name="ce7" table:formula="of:=IF(ISBLANK([.F15]); 0; [.F$1]/[.F15])" office:value-type="float" office:value="1.516">
            <text:p>2 s</text:p>
          </table:table-cell>
          <table:table-cell table:style-name="ce7" table:formula="of:=IF(ISBLANK([.G15]); 0; [.G$1]/[.G15])" office:value-type="float" office:value="3.219">
            <text:p>3 s</text:p>
          </table:table-cell>
          <table:table-cell table:style-name="ce7" table:formula="of:=IF(ISBLANK([.H15]); 0; [.H$1]/[.H15])" office:value-type="float" office:value="2.828">
            <text:p>3 s</text:p>
          </table:table-cell>
          <table:table-cell table:style-name="ce7" table:formula="of:=IF(ISBLANK([.I15]); 0; [.I$1]/[.I15])" office:value-type="float" office:value="3.33333333333333">
            <text:p>3 s</text:p>
          </table:table-cell>
          <table:table-cell table:style-name="ce7" table:formula="of:=IF(ISBLANK([.J15]); 0; [.J$1]/[.J15])" office:value-type="float" office:value="0">
            <text:p>0 s</text:p>
          </table:table-cell>
          <table:table-cell table:style-name="ce7" table:formula="of:=IF(ISBLANK([.K15]); 0; [.K$1]/[.K15])" office:value-type="float" office:value="0">
            <text:p>0 s</text:p>
          </table:table-cell>
          <table:table-cell table:style-name="ce7" table:formula="of:=IF(ISBLANK([.L15]); 0; [.L$1]/[.L15])" office:value-type="float" office:value="0">
            <text:p>0 s</text:p>
          </table:table-cell>
          <table:table-cell table:style-name="ce7" table:formula="of:=IF(ISBLANK([.M15]); 0; [.M$1]/[.M15])" office:value-type="float" office:value="0">
            <text:p>0 s</text:p>
          </table:table-cell>
          <table:table-cell table:style-name="ce7" table:formula="of:=IF(ISBLANK([.N15]); 0; [.N$1]/[.N15])" office:value-type="float" office:value="0">
            <text:p>0 s</text:p>
          </table:table-cell>
          <table:table-cell table:style-name="ce7" table:formula="of:=IF(ISBLANK([.O15]); 0; [.O$1]/[.O15])" office:value-type="float" office:value="0">
            <text:p>0 s</text:p>
          </table:table-cell>
          <table:table-cell table:style-name="ce7" table:formula="of:=IF(ISBLANK([.P15]); 0; [.P$1]/[.P15])" office:value-type="float" office:value="0">
            <text:p>0 s</text:p>
          </table:table-cell>
          <table:table-cell table:style-name="ce7" table:formula="of:=IF(ISBLANK([.Q15]); 0; [.Q$1]/[.Q15])" office:value-type="float" office:value="0">
            <text:p>0 s</text:p>
          </table:table-cell>
          <table:table-cell table:style-name="ce7" table:formula="of:=IF(ISBLANK([.R15]); 0; [.R$1]/[.R15])" office:value-type="float" office:value="0">
            <text:p>0 s</text:p>
          </table:table-cell>
          <table:table-cell table:style-name="ce7" table:formula="of:=IF(ISBLANK([.S15]); 0; [.S$1]/[.S15])" office:value-type="float" office:value="0">
            <text:p>0 s</text:p>
          </table:table-cell>
          <table:table-cell table:style-name="ce7" table:formula="of:=IF(ISBLANK([.T15]); 0; [.T$1]/[.T15])" office:value-type="float" office:value="0">
            <text:p>0 s</text:p>
          </table:table-cell>
          <table:table-cell table:style-name="ce7" table:formula="of:=IF(ISBLANK([.U15]); 0; [.U$1]/[.U15])" office:value-type="float" office:value="0">
            <text:p>0 s</text:p>
          </table:table-cell>
          <table:table-cell table:style-name="ce7" table:formula="of:=IF(ISBLANK([.V15]); 0; [.V$1]/[.V15])" office:value-type="float" office:value="0">
            <text:p>0 s</text:p>
          </table:table-cell>
          <table:table-cell table:style-name="ce7" table:formula="of:=IF(ISBLANK([.W15]); 0; [.W$1]/[.W15])" office:value-type="float" office:value="0">
            <text:p>0 s</text:p>
          </table:table-cell>
          <table:table-cell table:style-name="ce7" table:formula="of:=IF(ISBLANK([.X15]); 0; [.X$1]/[.X15])" office:value-type="float" office:value="0">
            <text:p>0 s</text:p>
          </table:table-cell>
          <table:table-cell table:style-name="ce7" table:formula="of:=IF(ISBLANK([.Y15]); 0; [.Y$1]/[.Y15])" office:value-type="float" office:value="0">
            <text:p>0 s</text:p>
          </table:table-cell>
          <table:table-cell table:style-name="ce7" table:formula="of:=IF(ISBLANK([.Z15]); 0; [.Z$1]/[.Z15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6]); 0; [.C$1]/[.C16])" office:value-type="float" office:value="0.25">
            <text:p>0 s</text:p>
          </table:table-cell>
          <table:table-cell table:style-name="ce7" table:formula="of:=IF(ISBLANK([.D16]); 0; [.D$1]/[.D16])" office:value-type="float" office:value="0.827999999999999">
            <text:p>1 s</text:p>
          </table:table-cell>
          <table:table-cell table:style-name="ce7" table:formula="of:=IF(ISBLANK([.E16]); 0; [.E$1]/[.E16])" office:value-type="float" office:value="1.219">
            <text:p>1 s</text:p>
          </table:table-cell>
          <table:table-cell table:style-name="ce7" table:formula="of:=IF(ISBLANK([.F16]); 0; [.F$1]/[.F16])" office:value-type="float" office:value="1.367">
            <text:p>1 s</text:p>
          </table:table-cell>
          <table:table-cell table:style-name="ce7" table:formula="of:=IF(ISBLANK([.G16]); 0; [.G$1]/[.G16])" office:value-type="float" office:value="2.016">
            <text:p>2 s</text:p>
          </table:table-cell>
          <table:table-cell table:style-name="ce7" table:formula="of:=IF(ISBLANK([.H16]); 0; [.H$1]/[.H16])" office:value-type="float" office:value="2.727">
            <text:p>3 s</text:p>
          </table:table-cell>
          <table:table-cell table:style-name="ce7" table:formula="of:=IF(ISBLANK([.I16]); 0; [.I$1]/[.I16])" office:value-type="float" office:value="3.30188679245283">
            <text:p>3 s</text:p>
          </table:table-cell>
          <table:table-cell table:style-name="ce7" table:formula="of:=IF(ISBLANK([.J16]); 0; [.J$1]/[.J16])" office:value-type="float" office:value="0">
            <text:p>0 s</text:p>
          </table:table-cell>
          <table:table-cell table:style-name="ce7" table:formula="of:=IF(ISBLANK([.K16]); 0; [.K$1]/[.K16])" office:value-type="float" office:value="0">
            <text:p>0 s</text:p>
          </table:table-cell>
          <table:table-cell table:style-name="ce7" table:formula="of:=IF(ISBLANK([.L16]); 0; [.L$1]/[.L16])" office:value-type="float" office:value="0">
            <text:p>0 s</text:p>
          </table:table-cell>
          <table:table-cell table:style-name="ce7" table:formula="of:=IF(ISBLANK([.M16]); 0; [.M$1]/[.M16])" office:value-type="float" office:value="0">
            <text:p>0 s</text:p>
          </table:table-cell>
          <table:table-cell table:style-name="ce7" table:formula="of:=IF(ISBLANK([.N16]); 0; [.N$1]/[.N16])" office:value-type="float" office:value="0">
            <text:p>0 s</text:p>
          </table:table-cell>
          <table:table-cell table:style-name="ce7" table:formula="of:=IF(ISBLANK([.O16]); 0; [.O$1]/[.O16])" office:value-type="float" office:value="0">
            <text:p>0 s</text:p>
          </table:table-cell>
          <table:table-cell table:style-name="ce7" table:formula="of:=IF(ISBLANK([.P16]); 0; [.P$1]/[.P16])" office:value-type="float" office:value="0">
            <text:p>0 s</text:p>
          </table:table-cell>
          <table:table-cell table:style-name="ce7" table:formula="of:=IF(ISBLANK([.Q16]); 0; [.Q$1]/[.Q16])" office:value-type="float" office:value="0">
            <text:p>0 s</text:p>
          </table:table-cell>
          <table:table-cell table:style-name="ce7" table:formula="of:=IF(ISBLANK([.R16]); 0; [.R$1]/[.R16])" office:value-type="float" office:value="0">
            <text:p>0 s</text:p>
          </table:table-cell>
          <table:table-cell table:style-name="ce7" table:formula="of:=IF(ISBLANK([.S16]); 0; [.S$1]/[.S16])" office:value-type="float" office:value="0">
            <text:p>0 s</text:p>
          </table:table-cell>
          <table:table-cell table:style-name="ce7" table:formula="of:=IF(ISBLANK([.T16]); 0; [.T$1]/[.T16])" office:value-type="float" office:value="0">
            <text:p>0 s</text:p>
          </table:table-cell>
          <table:table-cell table:style-name="ce7" table:formula="of:=IF(ISBLANK([.U16]); 0; [.U$1]/[.U16])" office:value-type="float" office:value="0">
            <text:p>0 s</text:p>
          </table:table-cell>
          <table:table-cell table:style-name="ce7" table:formula="of:=IF(ISBLANK([.V16]); 0; [.V$1]/[.V16])" office:value-type="float" office:value="0">
            <text:p>0 s</text:p>
          </table:table-cell>
          <table:table-cell table:style-name="ce7" table:formula="of:=IF(ISBLANK([.W16]); 0; [.W$1]/[.W16])" office:value-type="float" office:value="0">
            <text:p>0 s</text:p>
          </table:table-cell>
          <table:table-cell table:style-name="ce7" table:formula="of:=IF(ISBLANK([.X16]); 0; [.X$1]/[.X16])" office:value-type="float" office:value="0">
            <text:p>0 s</text:p>
          </table:table-cell>
          <table:table-cell table:style-name="ce7" table:formula="of:=IF(ISBLANK([.Y16]); 0; [.Y$1]/[.Y16])" office:value-type="float" office:value="0">
            <text:p>0 s</text:p>
          </table:table-cell>
          <table:table-cell table:style-name="ce7" table:formula="of:=IF(ISBLANK([.Z16]); 0; [.Z$1]/[.Z16])" office:value-type="float" office:value="0">
            <text:p>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7]); 0; [.C$1]/[.C17])" office:value-type="float" office:value="0.133">
            <text:p>0 s</text:p>
          </table:table-cell>
          <table:table-cell table:style-name="ce7" table:formula="of:=IF(ISBLANK([.D17]); 0; [.D$1]/[.D17])" office:value-type="float" office:value="0.625">
            <text:p>1 s</text:p>
          </table:table-cell>
          <table:table-cell table:style-name="ce7" table:formula="of:=IF(ISBLANK([.E17]); 0; [.E$1]/[.E17])" office:value-type="float" office:value="1.031">
            <text:p>1 s</text:p>
          </table:table-cell>
          <table:table-cell table:style-name="ce7" table:formula="of:=IF(ISBLANK([.F17]); 0; [.F$1]/[.F17])" office:value-type="float" office:value="1.109">
            <text:p>1 s</text:p>
          </table:table-cell>
          <table:table-cell table:style-name="ce7" table:formula="of:=IF(ISBLANK([.G17]); 0; [.G$1]/[.G17])" office:value-type="float" office:value="1.695">
            <text:p>2 s</text:p>
          </table:table-cell>
          <table:table-cell table:style-name="ce7" table:formula="of:=IF(ISBLANK([.H17]); 0; [.H$1]/[.H17])" office:value-type="float" office:value="2.547">
            <text:p>3 s</text:p>
          </table:table-cell>
          <table:table-cell table:style-name="ce7" table:formula="of:=IF(ISBLANK([.I17]); 0; [.I$1]/[.I17])" office:value-type="float" office:value="3.04347826086957">
            <text:p>3 s</text:p>
          </table:table-cell>
          <table:table-cell table:style-name="ce7" table:formula="of:=IF(ISBLANK([.J17]); 0; [.J$1]/[.J17])" office:value-type="float" office:value="0">
            <text:p>0 s</text:p>
          </table:table-cell>
          <table:table-cell table:style-name="ce7" table:formula="of:=IF(ISBLANK([.K17]); 0; [.K$1]/[.K17])" office:value-type="float" office:value="4.83870967741936">
            <text:p>5 s</text:p>
          </table:table-cell>
          <table:table-cell table:style-name="ce7" table:formula="of:=IF(ISBLANK([.L17]); 0; [.L$1]/[.L17])" office:value-type="float" office:value="5.67375886524823">
            <text:p>6 s</text:p>
          </table:table-cell>
          <table:table-cell table:style-name="ce7" table:formula="of:=IF(ISBLANK([.M17]); 0; [.M$1]/[.M17])" office:value-type="float" office:value="0">
            <text:p>0 s</text:p>
          </table:table-cell>
          <table:table-cell table:style-name="ce7" table:formula="of:=IF(ISBLANK([.N17]); 0; [.N$1]/[.N17])" office:value-type="float" office:value="9.16030534351145">
            <text:p>9 s</text:p>
          </table:table-cell>
          <table:table-cell table:style-name="ce7" table:formula="of:=IF(ISBLANK([.O17]); 0; [.O$1]/[.O17])" office:value-type="float" office:value="0">
            <text:p>0 s</text:p>
          </table:table-cell>
          <table:table-cell table:style-name="ce7" table:formula="of:=IF(ISBLANK([.P17]); 0; [.P$1]/[.P17])" office:value-type="float" office:value="11.6363636363636">
            <text:p>12 s</text:p>
          </table:table-cell>
          <table:table-cell table:style-name="ce7" table:formula="of:=IF(ISBLANK([.Q17]); 0; [.Q$1]/[.Q17])" office:value-type="float" office:value="0">
            <text:p>0 s</text:p>
          </table:table-cell>
          <table:table-cell table:style-name="ce7" table:formula="of:=IF(ISBLANK([.R17]); 0; [.R$1]/[.R17])" office:value-type="float" office:value="19.7530864197531">
            <text:p>20 s</text:p>
          </table:table-cell>
          <table:table-cell table:style-name="ce7" table:formula="of:=IF(ISBLANK([.S17]); 0; [.S$1]/[.S17])" office:value-type="float" office:value="0">
            <text:p>0 s</text:p>
          </table:table-cell>
          <table:table-cell table:style-name="ce7" table:formula="of:=IF(ISBLANK([.T17]); 0; [.T$1]/[.T17])" office:value-type="float" office:value="24.4274809160305">
            <text:p>24 s</text:p>
          </table:table-cell>
          <table:table-cell table:style-name="ce7" table:formula="of:=IF(ISBLANK([.U17]); 0; [.U$1]/[.U17])" office:value-type="float" office:value="39.6694214876033">
            <text:p>40 s</text:p>
          </table:table-cell>
          <table:table-cell table:style-name="ce7" table:formula="of:=IF(ISBLANK([.V17]); 0; [.V$1]/[.V17])" office:value-type="float" office:value="50.3937007874016">
            <text:p>50 s</text:p>
          </table:table-cell>
          <table:table-cell table:style-name="ce7" table:formula="of:=IF(ISBLANK([.W17]); 0; [.W$1]/[.W17])" office:value-type="float" office:value="78.0487804878049">
            <text:p>78 s</text:p>
          </table:table-cell>
          <table:table-cell table:style-name="ce7" table:formula="of:=IF(ISBLANK([.X17]); 0; [.X$1]/[.X17])" office:value-type="float" office:value="101.185770750988">
            <text:p>101 s</text:p>
          </table:table-cell>
          <table:table-cell table:style-name="ce7" table:formula="of:=IF(ISBLANK([.Y17]); 0; [.Y$1]/[.Y17])" office:value-type="float" office:value="154.21686746988">
            <text:p>154 s</text:p>
          </table:table-cell>
          <table:table-cell table:style-name="ce7" table:formula="of:=IF(ISBLANK([.Z17]); 0; [.Z$1]/[.Z17])" office:value-type="float" office:value="209.83606557377">
            <text:p>210 s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style-name="ce7" table:formula="of:=IF(ISBLANK([.C18]); 0; [.C$1]/[.C18])" office:value-type="float" office:value="0">
            <text:p>0 s</text:p>
          </table:table-cell>
          <table:table-cell table:style-name="ce7" table:formula="of:=IF(ISBLANK([.D18]); 0; [.D$1]/[.D18])" office:value-type="float" office:value="0">
            <text:p>0 s</text:p>
          </table:table-cell>
          <table:table-cell table:style-name="ce7" table:formula="of:=IF(ISBLANK([.E18]); 0; [.E$1]/[.E18])" office:value-type="float" office:value="0">
            <text:p>0 s</text:p>
          </table:table-cell>
          <table:table-cell table:style-name="ce7" table:formula="of:=IF(ISBLANK([.F18]); 0; [.F$1]/[.F18])" office:value-type="float" office:value="0">
            <text:p>0 s</text:p>
          </table:table-cell>
          <table:table-cell table:style-name="ce7" table:formula="of:=IF(ISBLANK([.G18]); 0; [.G$1]/[.G18])" office:value-type="float" office:value="0">
            <text:p>0 s</text:p>
          </table:table-cell>
          <table:table-cell table:style-name="ce7" table:formula="of:=IF(ISBLANK([.H18]); 0; [.H$1]/[.H18])" office:value-type="float" office:value="0">
            <text:p>0 s</text:p>
          </table:table-cell>
          <table:table-cell table:style-name="ce7" table:formula="of:=IF(ISBLANK([.I18]); 0; [.I$1]/[.I18])" office:value-type="float" office:value="0">
            <text:p>0 s</text:p>
          </table:table-cell>
          <table:table-cell table:style-name="ce7" table:formula="of:=IF(ISBLANK([.J18]); 0; [.J$1]/[.J18])" office:value-type="float" office:value="0">
            <text:p>0 s</text:p>
          </table:table-cell>
          <table:table-cell table:style-name="ce7" table:formula="of:=IF(ISBLANK([.K18]); 0; [.K$1]/[.K18])" office:value-type="float" office:value="0">
            <text:p>0 s</text:p>
          </table:table-cell>
          <table:table-cell table:style-name="ce7" table:formula="of:=IF(ISBLANK([.L18]); 0; [.L$1]/[.L18])" office:value-type="float" office:value="0">
            <text:p>0 s</text:p>
          </table:table-cell>
          <table:table-cell table:style-name="ce7" table:formula="of:=IF(ISBLANK([.M18]); 0; [.M$1]/[.M18])" office:value-type="float" office:value="0">
            <text:p>0 s</text:p>
          </table:table-cell>
          <table:table-cell table:style-name="ce7" table:formula="of:=IF(ISBLANK([.N18]); 0; [.N$1]/[.N18])" office:value-type="float" office:value="0">
            <text:p>0 s</text:p>
          </table:table-cell>
          <table:table-cell table:style-name="ce7" table:formula="of:=IF(ISBLANK([.O18]); 0; [.O$1]/[.O18])" office:value-type="float" office:value="0">
            <text:p>0 s</text:p>
          </table:table-cell>
          <table:table-cell table:style-name="ce7" table:formula="of:=IF(ISBLANK([.P18]); 0; [.P$1]/[.P18])" office:value-type="float" office:value="0">
            <text:p>0 s</text:p>
          </table:table-cell>
          <table:table-cell table:style-name="ce7" table:formula="of:=IF(ISBLANK([.Q18]); 0; [.Q$1]/[.Q18])" office:value-type="float" office:value="0">
            <text:p>0 s</text:p>
          </table:table-cell>
          <table:table-cell table:style-name="ce7" table:formula="of:=IF(ISBLANK([.R18]); 0; [.R$1]/[.R18])" office:value-type="float" office:value="16.1616161616162">
            <text:p>16 s</text:p>
          </table:table-cell>
          <table:table-cell table:style-name="ce7" table:formula="of:=IF(ISBLANK([.S18]); 0; [.S$1]/[.S18])" office:value-type="float" office:value="0">
            <text:p>0 s</text:p>
          </table:table-cell>
          <table:table-cell table:style-name="ce7" table:formula="of:=IF(ISBLANK([.T18]); 0; [.T$1]/[.T18])" office:value-type="float" office:value="0">
            <text:p>0 s</text:p>
          </table:table-cell>
          <table:table-cell table:style-name="ce7" table:formula="of:=IF(ISBLANK([.U18]); 0; [.U$1]/[.U18])" office:value-type="float" office:value="32.8767123287671">
            <text:p>33 s</text:p>
          </table:table-cell>
          <table:table-cell table:style-name="ce7" table:formula="of:=IF(ISBLANK([.V18]); 0; [.V$1]/[.V18])" office:value-type="float" office:value="0">
            <text:p>0 s</text:p>
          </table:table-cell>
          <table:table-cell table:style-name="ce7" table:formula="of:=IF(ISBLANK([.W18]); 0; [.W$1]/[.W18])" office:value-type="float" office:value="61.9354838709677">
            <text:p>62 s</text:p>
          </table:table-cell>
          <table:table-cell table:style-name="ce7" table:formula="of:=IF(ISBLANK([.X18]); 0; [.X$1]/[.X18])" office:value-type="float" office:value="0">
            <text:p>0 s</text:p>
          </table:table-cell>
          <table:table-cell table:style-name="ce7" table:formula="of:=IF(ISBLANK([.Y18]); 0; [.Y$1]/[.Y18])" office:value-type="float" office:value="0">
            <text:p>0 s</text:p>
          </table:table-cell>
          <table:table-cell table:style-name="ce7" table:formula="of:=IF(ISBLANK([.Z18]); 0; [.Z$1]/[.Z18])" office:value-type="float" office:value="172.390572390572">
            <text:p>172 s</text:p>
          </table:table-cell>
          <table:table-cell table:number-columns-repeated="998"/>
        </table:table-row>
        <table:table-row table:style-name="ro1" table:number-rows-repeated="2">
          <table:table-cell/>
          <table:table-cell table:style-name="Default" table:number-columns-repeated="6"/>
          <table:table-cell table:style-name="ce8" table:number-columns-repeated="4"/>
          <table:table-cell table:style-name="Default" table:number-columns-repeated="15"/>
          <table:table-cell table:number-columns-repeated="998"/>
        </table:table-row>
        <table:table-row table:style-name="ro1">
          <table:table-cell/>
          <table:table-cell table:style-name="Default" table:number-columns-repeated="6"/>
          <table:table-cell table:style-name="ce8" table:number-columns-repeated="4"/>
          <table:table-cell table:style-name="Default" table:number-columns-repeated="15"/>
          <table:table-cell table:number-columns-repeated="998"/>
        </table:table-row>
      </table:table>
      <table:table table:name="bare RxSimple" table:style-name="ta1" table:print="false">
        <table:table-column table:style-name="co4" table:default-cell-style-name="ce1"/>
        <table:table-column table:style-name="co5" table:default-cell-style-name="ce10"/>
        <table:table-column table:style-name="co6" table:number-columns-repeated="41" table:default-cell-style-name="Default"/>
        <table:table-column table:style-name="co3" table:number-columns-repeated="981" table:default-cell-style-name="Default"/>
        <table:table-row table:style-name="ro1">
          <table:table-cell office:value-type="string">
            <text:p>scale</text:p>
          </table:table-cell>
          <table:table-cell table:style-name="ce9" office:value-type="string">
            <text:p>avg</text:p>
          </table:table-cell>
          <table:table-cell table:style-name="ce1" table:number-columns-repeated="1022"/>
        </table:table-row>
        <table:table-row table:style-name="ro1">
          <table:table-cell office:value-type="float" office:value="0">
            <text:p>0</text:p>
          </table:table-cell>
          <table:table-cell table:formula="of:=AVERAGE([.C2:.ZZ2])" office:value-type="float" office:value="0">
            <text:p>#DIV/0!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formula="of:=AVERAGE([.C3:.ZZ3])" office:value-type="float" office:value="166.666666666667">
            <text:p>166,67 <text:s text:c="3"/></text:p>
          </table:table-cell>
          <table:table-cell table:style-name="ce8" office:value-type="float" office:value="166.666666666667">
            <text:p>166,67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formula="of:=AVERAGE([.C4:.ZZ4])" office:value-type="float" office:value="90.9090909090909">
            <text:p>90,91 <text:s text:c="3"/></text:p>
          </table:table-cell>
          <table:table-cell table:style-name="ce8" office:value-type="float" office:value="90.9090909090909">
            <text:p>90,91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formula="of:=AVERAGE([.C5:.ZZ5])" office:value-type="float" office:value="120">
            <text:p>120,00 <text:s text:c="3"/></text:p>
          </table:table-cell>
          <table:table-cell table:style-name="ce8" office:value-type="float" office:value="120">
            <text:p>120,00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formula="of:=AVERAGE([.C6:.ZZ6])" office:value-type="float" office:value="75.4716981132075">
            <text:p>75,47 <text:s text:c="3"/></text:p>
          </table:table-cell>
          <table:table-cell table:style-name="ce8" office:value-type="float" office:value="75.4716981132075">
            <text:p>75,47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formula="of:=AVERAGE([.C7:.ZZ7])" office:value-type="float" office:value="138.888888888889">
            <text:p>138,89 <text:s text:c="3"/></text:p>
          </table:table-cell>
          <table:table-cell table:style-name="ce8" office:value-type="float" office:value="138.888888888889">
            <text:p>138,89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formula="of:=AVERAGE([.C8:.ZZ8])" office:value-type="float" office:value="85.1921428571428">
            <text:p>85,19 <text:s text:c="3"/></text:p>
          </table:table-cell>
          <table:table-cell table:style-name="ce8" office:value-type="float" office:value="85.7142857142857">
            <text:p>85,71</text:p>
          </table:table-cell>
          <table:table-cell office:value-type="float" office:value="84.67">
            <text:p>84,67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table:formula="of:=AVERAGE([.C9:.ZZ9])" office:value-type="float" office:value="112.481612903226">
            <text:p>112,48 <text:s text:c="3"/></text:p>
          </table:table-cell>
          <table:table-cell table:style-name="ce8" office:value-type="float" office:value="112.903225806452">
            <text:p>112,90</text:p>
          </table:table-cell>
          <table:table-cell table:style-name="ce8" office:value-type="float" office:value="112.06">
            <text:p>112,06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table:formula="of:=AVERAGE([.C10:.ZZ10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formula="of:=AVERAGE([.C11:.ZZ11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formula="of:=AVERAGE([.C12:.ZZ12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formula="of:=AVERAGE([.C13:.ZZ13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formula="of:=AVERAGE([.C14:.ZZ14])" office:value-type="float" office:value="68.84">
            <text:p>68,84 <text:s text:c="3"/></text:p>
          </table:table-cell>
          <table:table-cell office:value-type="float" office:value="53.57">
            <text:p>53,57</text:p>
          </table:table-cell>
          <table:table-cell office:value-type="float" office:value="84.11">
            <text:p>84,11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formula="of:=AVERAGE([.C15:.ZZ15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formula="of:=AVERAGE([.C16:.ZZ16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formula="of:=AVERAGE([.C17:.ZZ17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formula="of:=AVERAGE([.C18:.ZZ18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table:formula="of:=AVERAGE([.C19:.ZZ19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formula="of:=AVERAGE([.C20:.ZZ20])" office:value-type="float" office:value="0">
            <text:p>#DIV/0!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table:formula="of:=AVERAGE([.C21:.ZZ21])" office:value-type="float" office:value="0">
            <text:p>#DIV/0!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2" number:min-integer-digits="1"/>
      <number:text>    </number:text>
    </number:number-style>
    <number:number-style style:name="N108">
      <number:number number:decimal-places="0" number:min-integer-digits="1"/>
      <number:text> s</number:text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22.09.2014</text:date>, <text:time>20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9-22T16:36:47.07</meta:creation-date>
    <dc:date>2014-09-22T20:29:49.43</dc:date>
    <meta:editing-duration>PT3H7M</meta:editing-duration>
    <meta:editing-cycles>8</meta:editing-cycles>
    <meta:generator>OpenOffice.org/3.3$Win32 OpenOffice.org_project/330m20$Build-9567</meta:generator>
    <meta:document-statistic meta:table-count="3" meta:cell-count="9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true" chart:minimum="0.5" chart:maximum="55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true" chart:minimum="0.01" chart:maximum="250" chart:interval-major="1" chart:interval-minor-divis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15cm" chart:symbol-height="0.15cm">
        <chart:symbol-image xlink:href="Pictures/2000000D000000DF000000DFE4AE83B0.svm" xlink:type="simple" xlink:actuate="onLoad"/>
      </style:chart-properties>
      <style:graphic-properties svg:stroke-width="0.02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5cm" chart:symbol-height="0.1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15cm" chart:symbol-height="0.15cm">
        <chart:symbol-image xlink:href="Pictures/2000000D000000DD000000DDB0168EDE.svm" xlink:type="simple" xlink:actuate="onLoad"/>
      </style:chart-properties>
      <style:graphic-properties svg:stroke-width="0.03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15cm" chart:symbol-height="0.15cm">
        <chart:symbol-image/>
      </style:chart-properties>
      <style:graphic-properties svg:stroke-width="0.03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15cm" chart:symbol-height="0.15cm">
        <chart:symbol-image xlink:href="Pictures/2000000D000000DD000000DD582E9680.svm" xlink:type="simple" xlink:actuate="onLoad"/>
      </style:chart-properties>
      <style:graphic-properties svg:stroke-width="0.03cm" svg:stroke-color="#c5000b" draw:fill-color="#c5000b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15cm" chart:symbol-height="0.15cm"/>
      <style:graphic-properties svg:stroke-width="0.03cm" svg:stroke-color="#004586" draw:fill-color="#004586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down" chart:symbol-width="0.15cm" chart:symbol-height="0.15cm">
        <chart:symbol-image xlink:href="Pictures/2000000D000000DF000000DF69D874C2.svm" xlink:type="simple" xlink:actuate="onLoad"/>
      </style:chart-properties>
      <style:graphic-properties svg:stroke-width="0.05cm" svg:stroke-color="#ffd320" draw:fill-color="#ffd320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down" chart:symbol-width="0.15cm" chart:symbol-height="0.15cm">
        <chart:symbol-image xlink:href="Pictures/2000000D000000DF000000DFA12B2941.svm" xlink:type="simple" xlink:actuate="onLoad"/>
      </style:chart-properties>
      <style:graphic-properties svg:stroke-width="0.05cm" svg:stroke-color="#579d1c" draw:fill-color="#579d1c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down" chart:symbol-width="0.15cm" chart:symbol-height="0.15cm"/>
      <style:graphic-properties svg:stroke-width="0.12cm" svg:stroke-color="#7e0021" draw:fill-color="#7e0021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diamond" chart:symbol-width="0.2cm" chart:symbol-height="0.2cm">
        <chart:symbol-image/>
      </style:chart-properties>
      <style:graphic-properties svg:stroke-width="0.03cm" svg:stroke-color="#c5000b" draw:fill-color="#c5000b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diamond" chart:symbol-width="0.2cm" chart:symbol-height="0.2cm">
        <chart:symbol-image/>
      </style:chart-properties>
      <style:graphic-properties svg:stroke-width="0.03cm" svg:stroke-color="#004586" draw:fill-color="#004586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diamond" chart:symbol-width="0.2cm" chart:symbol-height="0.2cm">
        <chart:symbol-image/>
      </style:chart-properties>
      <style:graphic-properties svg:stroke-width="0.03cm" svg:stroke-color="#ffd320" draw:fill-color="#ffd320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diamond" chart:symbol-width="0.2cm" chart:symbol-height="0.2cm">
        <chart:symbol-image/>
      </style:chart-properties>
      <style:graphic-properties svg:stroke-width="0.05cm" svg:stroke-color="#579d1c" draw:fill-color="#579d1c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diamond" chart:symbol-width="0.2cm" chart:symbol-height="0.2cm">
        <chart:symbol-image xlink:href="Pictures/2000000D000000DD000000DD6EA06AB7.svm" xlink:type="simple" xlink:actuate="onLoad"/>
      </style:chart-properties>
      <style:graphic-properties svg:stroke-width="0.03cm" svg:stroke-color="#7e0021" draw:fill-color="#7e0021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diamond" chart:symbol-width="0.2cm" chart:symbol-height="0.2cm">
        <chart:symbol-image/>
      </style:chart-properties>
      <style:graphic-properties svg:stroke-width="0.05cm" svg:stroke-color="#83caff" draw:fill-color="#83caff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6.043cm" svg:height="11.425cm" xlink:href=".." xlink:type="simple" chart:class="chart:scatter" chart:style-name="ch1">
        <chart:legend chart:legend-position="end" svg:x="19.696cm" svg:y="1.343cm" chart:style-name="ch2"/>
        <chart:plot-area chart:style-name="ch3" table:cell-range-address="Sheet1.B1:Sheet1.Z7 Sheet1.A2:Sheet1.A18 Sheet1.B8:Sheet1.N16 Sheet1.B17:Sheet1.Z18" chart:data-source-has-labels="column" svg:x="0.884cm" svg:y="0.476cm" svg:width="17.656cm" svg:height="10.955cm">
          <chartooo:coordinate-region svg:x="2.167cm" svg:y="0.476cm" svg:width="16.316cm" svg:height="10.282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Sheet1.B2:Sheet1.Z2" chart:label-cell-address="Sheet1.A2:Sheet1.A2" chart:class="chart:scatter">
            <chart:domain table:cell-range-address="Sheet1.B1:Sheet1.Z1"/>
            <chart:data-point chart:repeated="25"/>
          </chart:series>
          <chart:series chart:style-name="ch8" chart:values-cell-range-address="Sheet1.B3:Sheet1.Z3" chart:label-cell-address="Sheet1.A3:Sheet1.A3" chart:class="chart:scatter">
            <chart:data-point chart:repeated="25"/>
          </chart:series>
          <chart:series chart:style-name="ch9" chart:values-cell-range-address="Sheet1.B4:Sheet1.Z4" chart:label-cell-address="Sheet1.A4:Sheet1.A4" chart:class="chart:scatter">
            <chart:data-point chart:repeated="25"/>
          </chart:series>
          <chart:series chart:style-name="ch10" chart:values-cell-range-address="Sheet1.B5:Sheet1.Z5" chart:label-cell-address="Sheet1.A5:Sheet1.A5" chart:class="chart:scatter">
            <chart:data-point chart:repeated="25"/>
          </chart:series>
          <chart:series chart:style-name="ch11" chart:values-cell-range-address="Sheet1.B6:Sheet1.Z6" chart:label-cell-address="Sheet1.A6:Sheet1.A6" chart:class="chart:scatter">
            <chart:data-point chart:repeated="25"/>
          </chart:series>
          <chart:series chart:style-name="ch12" chart:values-cell-range-address="Sheet1.B7:Sheet1.Z7" chart:label-cell-address="Sheet1.A7:Sheet1.A7" chart:class="chart:scatter">
            <chart:data-point chart:repeated="25"/>
          </chart:series>
          <chart:series chart:style-name="ch13" chart:values-cell-range-address="Sheet1.B8:Sheet1.N8" chart:label-cell-address="Sheet1.A8:Sheet1.A8" chart:class="chart:scatter">
            <chart:domain table:cell-range-address="Sheet1.B1:Sheet1.N1"/>
            <chart:data-point chart:repeated="13"/>
          </chart:series>
          <chart:series chart:style-name="ch14" chart:values-cell-range-address="Sheet1.B9:Sheet1.N9" chart:label-cell-address="Sheet1.A9:Sheet1.A9" chart:class="chart:scatter">
            <chart:domain table:cell-range-address="Sheet1.B1:Sheet1.N1"/>
            <chart:data-point chart:repeated="13"/>
          </chart:series>
          <chart:series chart:style-name="ch15" chart:values-cell-range-address="Sheet1.B10:Sheet1.N10" chart:label-cell-address="Sheet1.A10:Sheet1.A10" chart:class="chart:scatter">
            <chart:domain table:cell-range-address="Sheet1.B1:Sheet1.N1"/>
            <chart:data-point chart:repeated="13"/>
          </chart:series>
          <chart:series chart:style-name="ch16" chart:values-cell-range-address="Sheet1.B11:Sheet1.N11" chart:label-cell-address="Sheet1.A11:Sheet1.A11" chart:class="chart:scatter">
            <chart:domain table:cell-range-address="Sheet1.B1:Sheet1.N1"/>
            <chart:data-point chart:repeated="13"/>
          </chart:series>
          <chart:series chart:style-name="ch17" chart:values-cell-range-address="Sheet1.B12:Sheet1.N12" chart:label-cell-address="Sheet1.A12:Sheet1.A12" chart:class="chart:scatter">
            <chart:domain table:cell-range-address="Sheet1.B1:Sheet1.N1"/>
            <chart:data-point chart:repeated="13"/>
          </chart:series>
          <chart:series chart:style-name="ch18" chart:values-cell-range-address="Sheet1.B13:Sheet1.N13" chart:label-cell-address="Sheet1.A13:Sheet1.A13" chart:class="chart:scatter">
            <chart:domain table:cell-range-address="Sheet1.B1:Sheet1.N1"/>
            <chart:data-point chart:repeated="13"/>
          </chart:series>
          <chart:series chart:style-name="ch19" chart:values-cell-range-address="Sheet1.B14:Sheet1.N14" chart:label-cell-address="Sheet1.A14:Sheet1.A14" chart:class="chart:scatter">
            <chart:domain table:cell-range-address="Sheet1.B1:Sheet1.N1"/>
            <chart:data-point chart:repeated="13"/>
          </chart:series>
          <chart:series chart:style-name="ch20" chart:values-cell-range-address="Sheet1.B15:Sheet1.N15" chart:label-cell-address="Sheet1.A15:Sheet1.A15" chart:class="chart:scatter">
            <chart:domain table:cell-range-address="Sheet1.B1:Sheet1.N1"/>
            <chart:data-point chart:repeated="13"/>
          </chart:series>
          <chart:series chart:style-name="ch21" chart:values-cell-range-address="Sheet1.B16:Sheet1.N16" chart:label-cell-address="Sheet1.A16:Sheet1.A16" chart:class="chart:scatter">
            <chart:domain table:cell-range-address="Sheet1.B1:Sheet1.N1"/>
            <chart:data-point chart:repeated="13"/>
          </chart:series>
          <chart:series chart:style-name="ch22" chart:values-cell-range-address="Sheet1.B17:Sheet1.Z17" chart:label-cell-address="Sheet1.A17:Sheet1.A17" chart:class="chart:scatter">
            <chart:data-point chart:repeated="25"/>
          </chart:series>
          <chart:series chart:style-name="ch23" chart:values-cell-range-address="Sheet1.B18:Sheet1.Z18" chart:label-cell-address="Sheet1.A18:Sheet1.A18" chart:class="chart:scatter">
            <chart:data-point chart:repeated="25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Z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RxSimple / Hooks_00</text:p>
                <draw:g>
                  <svg:desc>Sheet1.A2:Sheet1.A2</svg:desc>
                </draw:g>
              </table:table-cell>
              <table:table-cell office:value-type="float" office:value="NaN">
                <text:p>NaN</text:p>
                <draw:g>
                  <svg:desc>Sheet1.B2:Sheet1.Z2</svg:desc>
                </draw:g>
              </table:table-cell>
              <table:table-cell office:value-type="float" office:value="0.450653447498873">
                <text:p>0.450653447498873</text:p>
              </table:table-cell>
              <table:table-cell office:value-type="float" office:value="0.0943975079057913">
                <text:p>0.0943975079057913</text:p>
              </table:table-cell>
              <table:table-cell office:value-type="float" office:value="0.0965313083209988">
                <text:p>0.0965313083209988</text:p>
              </table:table-cell>
              <table:table-cell office:value-type="float" office:value="0.121267242686069">
                <text:p>0.121267242686069</text:p>
              </table:table-cell>
              <table:table-cell office:value-type="float" office:value="0.118388028602548">
                <text:p>0.118388028602548</text:p>
              </table:table-cell>
              <table:table-cell office:value-type="float" office:value="0.097117236690892">
                <text:p>0.09711723669089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re RegexSimple isa Grammar</text:p>
                <draw:g>
                  <svg:desc>Sheet1.A3:Sheet1.A3</svg:desc>
                </draw:g>
              </table:table-cell>
              <table:table-cell office:value-type="float" office:value="NaN">
                <text:p>NaN</text:p>
                <draw:g>
                  <svg:desc>Sheet1.B3:Sheet1.Z3</svg:desc>
                </draw:g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20">
                <text:p>120</text:p>
              </table:table-cell>
              <table:table-cell office:value-type="float" office:value="75.4716981132075">
                <text:p>75.4716981132075</text:p>
              </table:table-cell>
              <table:table-cell office:value-type="float" office:value="138.888888888889">
                <text:p>138.888888888889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12.06">
                <text:p>112.06</text:p>
              </table:table-cell>
              <table:table-cell office:value-type="float" office:value="80.86">
                <text:p>80.86</text:p>
              </table:table-cell>
              <table:table-cell office:value-type="float" office:value="84.11">
                <text:p>84.11</text:p>
              </table:table-cell>
              <table:table-cell office:value-type="float" office:value="66.21">
                <text:p>66.21</text:p>
              </table:table-cell>
              <table:table-cell office:value-type="float" office:value="NaN">
                <text:p>NaN</text:p>
              </table:table-cell>
              <table:table-cell office:value-type="float" office:value="74.55">
                <text:p>74.55</text:p>
              </table:table-cell>
              <table:table-cell office:value-type="float" office:value="NaN">
                <text:p>NaN</text:p>
              </table:table-cell>
              <table:table-cell office:value-type="float" office:value="62.99">
                <text:p>62.99</text:p>
              </table:table-cell>
              <table:table-cell office:value-type="float" office:value="NaN">
                <text:p>NaN</text:p>
              </table:table-cell>
              <table:table-cell office:value-type="float" office:value="64.69">
                <text:p>64.69</text:p>
              </table:table-cell>
              <table:table-cell office:value-type="float" office:value="NaN">
                <text:p>NaN</text:p>
              </table:table-cell>
              <table:table-cell office:value-type="float" office:value="71.83">
                <text:p>71.83</text:p>
              </table:table-cell>
              <table:table-cell office:value-type="float" office:value="58.23">
                <text:p>58.23</text:p>
              </table:table-cell>
              <table:table-cell office:value-type="float" office:value="65.54">
                <text:p>65.54</text:p>
              </table:table-cell>
              <table:table-cell office:value-type="float" office:value="49.75">
                <text:p>49.75</text:p>
              </table:table-cell>
              <table:table-cell office:value-type="float" office:value="64.13">
                <text:p>64.13</text:p>
              </table:table-cell>
              <table:table-cell office:value-type="float" office:value="66.06">
                <text:p>66.06</text:p>
              </table:table-cell>
              <table:table-cell office:value-type="float" office:value="53.72">
                <text:p>53.72</text:p>
              </table:table-cell>
            </table:table-row>
            <table:table-row>
              <table:table-cell office:value-type="string">
                <text:p>RxSimple / Hooks_01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Z4</svg:desc>
                </draw:g>
              </table:table-cell>
              <table:table-cell office:value-type="float" office:value="10.989010989011">
                <text:p>10.989010989011</text:p>
              </table:table-cell>
              <table:table-cell office:value-type="float" office:value="7.5187969924812">
                <text:p>7.5187969924812</text:p>
              </table:table-cell>
              <table:table-cell office:value-type="float" office:value="7.75193798449612">
                <text:p>7.75193798449612</text:p>
              </table:table-cell>
              <table:table-cell office:value-type="float" office:value="9.54653937947494">
                <text:p>9.54653937947494</text:p>
              </table:table-cell>
              <table:table-cell office:value-type="float" office:value="8.56164383561644">
                <text:p>8.56164383561644</text:p>
              </table:table-cell>
              <table:table-cell office:value-type="float" office:value="7.2202166064982">
                <text:p>7.2202166064982</text:p>
              </table:table-cell>
              <table:table-cell office:value-type="float" office:value="7.57">
                <text:p>7.57</text:p>
              </table:table-cell>
              <table:table-cell office:value-type="float" office:value="7.57">
                <text:p>7.57</text:p>
              </table:table-cell>
              <table:table-cell office:value-type="float" office:value="6.28">
                <text:p>6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">
                <text:p>6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Hooks_02</text:p>
                <draw:g>
                  <svg:desc>Sheet1.A5:Sheet1.A5</svg:desc>
                </draw:g>
              </table:table-cell>
              <table:table-cell office:value-type="float" office:value="NaN">
                <text:p>NaN</text:p>
                <draw:g>
                  <svg:desc>Sheet1.B5:Sheet1.Z5</svg:desc>
                </draw:g>
              </table:table-cell>
              <table:table-cell office:value-type="float" office:value="10.989010989011">
                <text:p>10.989010989011</text:p>
              </table:table-cell>
              <table:table-cell office:value-type="float" office:value="7.72200772200772">
                <text:p>7.72200772200772</text:p>
              </table:table-cell>
              <table:table-cell office:value-type="float" office:value="7.8740157480315">
                <text:p>7.8740157480315</text:p>
              </table:table-cell>
              <table:table-cell office:value-type="float" office:value="9.47867298578199">
                <text:p>9.47867298578199</text:p>
              </table:table-cell>
              <table:table-cell office:value-type="float" office:value="8.8339222614841">
                <text:p>8.8339222614841</text:p>
              </table:table-cell>
              <table:table-cell office:value-type="float" office:value="6.9848661233993">
                <text:p>6.9848661233993</text:p>
              </table:table-cell>
              <table:table-cell office:value-type="float" office:value="7.57">
                <text:p>7.57</text:p>
              </table:table-cell>
              <table:table-cell office:value-type="float" office:value="7.64">
                <text:p>7.64</text:p>
              </table:table-cell>
              <table:table-cell office:value-type="float" office:value="6.24">
                <text:p>6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">
                <text:p>6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Hooks_03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B6:Sheet1.Z6</svg:desc>
                </draw:g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17.5438596491228">
                <text:p>17.5438596491228</text:p>
              </table:table-cell>
              <table:table-cell office:value-type="float" office:value="19.6078431372549">
                <text:p>19.6078431372549</text:p>
              </table:table-cell>
              <table:table-cell office:value-type="float" office:value="22.4719101123595">
                <text:p>22.4719101123595</text:p>
              </table:table-cell>
              <table:table-cell office:value-type="float" office:value="20.746887966805">
                <text:p>20.746887966805</text:p>
              </table:table-cell>
              <table:table-cell office:value-type="float" office:value="17.8571428571429">
                <text:p>17.8571428571429</text:p>
              </table:table-cell>
              <table:table-cell office:value-type="float" office:value="19.14">
                <text:p>19.14</text:p>
              </table:table-cell>
              <table:table-cell office:value-type="float" office:value="17.78">
                <text:p>17.78</text:p>
              </table:table-cell>
              <table:table-cell office:value-type="float" office:value="15.15">
                <text:p>15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8">
                <text:p>14.98</text:p>
              </table:table-cell>
              <table:table-cell office:value-type="float" office:value="NaN">
                <text:p>NaN</text:p>
              </table:table-cell>
              <table:table-cell office:value-type="float" office:value="16.09">
                <text:p>16.09</text:p>
              </table:table-cell>
              <table:table-cell office:value-type="float" office:value="14.58">
                <text:p>14.58</text:p>
              </table:table-cell>
              <table:table-cell office:value-type="float" office:value="15.78">
                <text:p>15.78</text:p>
              </table:table-cell>
              <table:table-cell office:value-type="float" office:value="14.99">
                <text:p>14.99</text:p>
              </table:table-cell>
              <table:table-cell office:value-type="float" office:value="15.34">
                <text:p>15.34</text:p>
              </table:table-cell>
              <table:table-cell office:value-type="float" office:value="14.83">
                <text:p>14.83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RxSimple / Hooks_04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B7:Sheet1.Z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5">
                <text:p>28.05</text:p>
              </table:table-cell>
              <table:table-cell office:value-type="float" office:value="23.07">
                <text:p>23.07</text:p>
              </table:table-cell>
              <table:table-cell office:value-type="float" office:value="23.82">
                <text:p>23.82</text:p>
              </table:table-cell>
              <table:table-cell office:value-type="float" office:value="26.35">
                <text:p>26.35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28.31">
                <text:p>28.31</text:p>
              </table:table-cell>
              <table:table-cell office:value-type="float" office:value="NaN">
                <text:p>NaN</text:p>
              </table:table-cell>
              <table:table-cell office:value-type="float" office:value="27.58">
                <text:p>27.58</text:p>
              </table:table-cell>
              <table:table-cell office:value-type="float" office:value="26.09">
                <text:p>26.09</text:p>
              </table:table-cell>
              <table:table-cell office:value-type="float" office:value="25.92">
                <text:p>25.92</text:p>
              </table:table-cell>
              <table:table-cell office:value-type="float" office:value="27.49">
                <text:p>27.49</text:p>
              </table:table-cell>
              <table:table-cell office:value-type="float" office:value="27.13">
                <text:p>27.13</text:p>
              </table:table-cell>
              <table:table-cell office:value-type="float" office:value="27.57">
                <text:p>27.57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N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xSimple / Tracer_00_standalone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B8:Sheet1.N8</svg:desc>
                </draw:g>
              </table:table-cell>
              <table:table-cell office:value-type="float" office:value="0.0742445615858638">
                <text:p>0.0742445615858638</text:p>
              </table:table-cell>
              <table:table-cell office:value-type="float" office:value="0.0381061255596837">
                <text:p>0.0381061255596837</text:p>
              </table:table-cell>
              <table:table-cell office:value-type="float" office:value="0.0385698306784433">
                <text:p>0.0385698306784433</text:p>
              </table:table-cell>
              <table:table-cell office:value-type="float" office:value="0.04629308149897">
                <text:p>0.04629308149897</text:p>
              </table:table-cell>
              <table:table-cell office:value-type="float" office:value="0.0423897654150382">
                <text:p>0.0423897654150382</text:p>
              </table:table-cell>
              <table:table-cell office:value-type="float" office:value="0.0353136440149259">
                <text:p>0.035313644014925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N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xSimple / Tracer_00_h00</text:p>
                <draw:g>
                  <svg:desc>Sheet1.A9:Sheet1.A9</svg:desc>
                </draw:g>
              </table:table-cell>
              <table:table-cell office:value-type="float" office:value="NaN">
                <text:p>NaN</text:p>
                <draw:g>
                  <svg:desc>Sheet1.B9:Sheet1.N9</svg:desc>
                </draw:g>
              </table:table-cell>
              <table:table-cell office:value-type="float" office:value="0.0539607165983164">
                <text:p>0.0539607165983164</text:p>
              </table:table-cell>
              <table:table-cell office:value-type="float" office:value="0.0316671152841332">
                <text:p>0.0316671152841332</text:p>
              </table:table-cell>
              <table:table-cell office:value-type="float" office:value="0.0327367961588826">
                <text:p>0.0327367961588826</text:p>
              </table:table-cell>
              <table:table-cell office:value-type="float" office:value="0.040289682819472">
                <text:p>0.040289682819472</text:p>
              </table:table-cell>
              <table:table-cell office:value-type="float" office:value="0.0346658901507273">
                <text:p>0.0346658901507273</text:p>
              </table:table-cell>
              <table:table-cell office:value-type="float" office:value="0.0278302171220772">
                <text:p>0.027830217122077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N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xSimple / Tracer_00_h01</text:p>
                <draw:g>
                  <svg:desc>Sheet1.A10:Sheet1.A10</svg:desc>
                </draw:g>
              </table:table-cell>
              <table:table-cell office:value-type="float" office:value="NaN">
                <text:p>NaN</text:p>
                <draw:g>
                  <svg:desc>Sheet1.B10:Sheet1.N10</svg:desc>
                </draw:g>
              </table:table-cell>
              <table:table-cell office:value-type="float" office:value="0.0702543206407194">
                <text:p>0.0702543206407194</text:p>
              </table:table-cell>
              <table:table-cell office:value-type="float" office:value="0.0364152798514257">
                <text:p>0.0364152798514257</text:p>
              </table:table-cell>
              <table:table-cell office:value-type="float" office:value="0.0353331920005653">
                <text:p>0.0353331920005653</text:p>
              </table:table-cell>
              <table:table-cell office:value-type="float" office:value="0.0420570082747164">
                <text:p>0.0420570082747164</text:p>
              </table:table-cell>
              <table:table-cell office:value-type="float" office:value="0.0359670829257064">
                <text:p>0.0359670829257064</text:p>
              </table:table-cell>
              <table:table-cell office:value-type="float" office:value="0.0307495195387572">
                <text:p>0.030749519538757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N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xSimple / Tracer_00_h02</text:p>
                <draw:g>
                  <svg:desc>Sheet1.A11:Sheet1.A11</svg:desc>
                </draw:g>
              </table:table-cell>
              <table:table-cell office:value-type="float" office:value="NaN">
                <text:p>NaN</text:p>
                <draw:g>
                  <svg:desc>Sheet1.B11:Sheet1.N11</svg:desc>
                </draw:g>
              </table:table-cell>
              <table:table-cell office:value-type="float" office:value="0.062015503875969">
                <text:p>0.062015503875969</text:p>
              </table:table-cell>
              <table:table-cell office:value-type="float" office:value="0.0346506349728859">
                <text:p>0.0346506349728859</text:p>
              </table:table-cell>
              <table:table-cell office:value-type="float" office:value="0.0335315420038449">
                <text:p>0.0335315420038449</text:p>
              </table:table-cell>
              <table:table-cell office:value-type="float" office:value="0.0391558009319081">
                <text:p>0.0391558009319081</text:p>
              </table:table-cell>
              <table:table-cell office:value-type="float" office:value="0.036600541688017">
                <text:p>0.036600541688017</text:p>
              </table:table-cell>
              <table:table-cell office:value-type="float" office:value="0.0300940438871473">
                <text:p>0.0300940438871473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N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xSimple / Tracer_00_h03</text:p>
                <draw:g>
                  <svg:desc>Sheet1.A12:Sheet1.A12</svg:desc>
                </draw:g>
              </table:table-cell>
              <table:table-cell office:value-type="float" office:value="NaN">
                <text:p>NaN</text:p>
                <draw:g>
                  <svg:desc>Sheet1.B12:Sheet1.N12</svg:desc>
                </draw:g>
              </table:table-cell>
              <table:table-cell office:value-type="float" office:value="0.0642549636959455">
                <text:p>0.0642549636959455</text:p>
              </table:table-cell>
              <table:table-cell office:value-type="float" office:value="0.0334728033472803">
                <text:p>0.0334728033472803</text:p>
              </table:table-cell>
              <table:table-cell office:value-type="float" office:value="0.0308483290488432">
                <text:p>0.0308483290488432</text:p>
              </table:table-cell>
              <table:table-cell office:value-type="float" office:value="0.0422096765683533">
                <text:p>0.0422096765683533</text:p>
              </table:table-cell>
              <table:table-cell office:value-type="float" office:value="0.0345721694036301">
                <text:p>0.0345721694036301</text:p>
              </table:table-cell>
              <table:table-cell office:value-type="float" office:value="0.0303965226378102">
                <text:p>0.030396522637810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N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xSimple / Tracer_01_standalone</text:p>
                <draw:g>
                  <svg:desc>Sheet1.A13:Sheet1.A13</svg:desc>
                </draw:g>
              </table:table-cell>
              <table:table-cell office:value-type="float" office:value="NaN">
                <text:p>NaN</text:p>
                <draw:g>
                  <svg:desc>Sheet1.B13:Sheet1.N13</svg:desc>
                </draw:g>
              </table:table-cell>
              <table:table-cell office:value-type="float" office:value="5.81395348837209">
                <text:p>5.81395348837209</text:p>
              </table:table-cell>
              <table:table-cell office:value-type="float" office:value="2.460024600246">
                <text:p>2.460024600246</text:p>
              </table:table-cell>
              <table:table-cell office:value-type="float" office:value="2.3130300693909">
                <text:p>2.3130300693909</text:p>
              </table:table-cell>
              <table:table-cell office:value-type="float" office:value="2.84495021337127">
                <text:p>2.84495021337127</text:p>
              </table:table-cell>
              <table:table-cell office:value-type="float" office:value="2.65533722782793">
                <text:p>2.65533722782793</text:p>
              </table:table-cell>
              <table:table-cell office:value-type="float" office:value="2.23214285714286">
                <text:p>2.23214285714286</text:p>
              </table:table-cell>
              <table:table-cell office:value-type="float" office:value="2.11">
                <text:p>2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N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xSimple / Tracer_01_h00</text:p>
                <draw:g>
                  <svg:desc>Sheet1.A14:Sheet1.A14</svg:desc>
                </draw:g>
              </table:table-cell>
              <table:table-cell office:value-type="float" office:value="NaN">
                <text:p>NaN</text:p>
                <draw:g>
                  <svg:desc>Sheet1.B14:Sheet1.N14</svg:desc>
                </draw:g>
              </table:table-cell>
              <table:table-cell office:value-type="float" office:value="0.252908447142135">
                <text:p>0.252908447142135</text:p>
              </table:table-cell>
              <table:table-cell office:value-type="float" office:value="0.0680851063829787">
                <text:p>0.0680851063829787</text:p>
              </table:table-cell>
              <table:table-cell office:value-type="float" office:value="0.161351046092615">
                <text:p>0.161351046092615</text:p>
              </table:table-cell>
              <table:table-cell office:value-type="float" office:value="0.145206374559843">
                <text:p>0.145206374559843</text:p>
              </table:table-cell>
              <table:table-cell office:value-type="float" office:value="0.0562391739590129">
                <text:p>0.0562391739590129</text:p>
              </table:table-cell>
              <table:table-cell office:value-type="float" office:value="0.2815183221508">
                <text:p>0.2815183221508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N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xSimple / Tracer_01_h01</text:p>
                <draw:g>
                  <svg:desc>Sheet1.A15:Sheet1.A15</svg:desc>
                </draw:g>
              </table:table-cell>
              <table:table-cell office:value-type="float" office:value="NaN">
                <text:p>NaN</text:p>
                <draw:g>
                  <svg:desc>Sheet1.B15:Sheet1.N15</svg:desc>
                </draw:g>
              </table:table-cell>
              <table:table-cell office:value-type="float" office:value="5.81395348837209">
                <text:p>5.81395348837209</text:p>
              </table:table-cell>
              <table:table-cell office:value-type="float" office:value="1.62074554294976">
                <text:p>1.62074554294976</text:p>
              </table:table-cell>
              <table:table-cell office:value-type="float" office:value="1.31521262604121">
                <text:p>1.31521262604121</text:p>
              </table:table-cell>
              <table:table-cell office:value-type="float" office:value="2.63852242744063">
                <text:p>2.63852242744063</text:p>
              </table:table-cell>
              <table:table-cell office:value-type="float" office:value="1.55327741534638">
                <text:p>1.55327741534638</text:p>
              </table:table-cell>
              <table:table-cell office:value-type="float" office:value="2.12164073550212">
                <text:p>2.1216407355021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N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xSimple / Tracer_01_h02</text:p>
                <draw:g>
                  <svg:desc>Sheet1.A16:Sheet1.A16</svg:desc>
                </draw:g>
              </table:table-cell>
              <table:table-cell office:value-type="float" office:value="NaN">
                <text:p>NaN</text:p>
                <draw:g>
                  <svg:desc>Sheet1.B16:Sheet1.N1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.41545893719807">
                <text:p>2.41545893719807</text:p>
              </table:table-cell>
              <table:table-cell office:value-type="float" office:value="2.46103363412633">
                <text:p>2.46103363412633</text:p>
              </table:table-cell>
              <table:table-cell office:value-type="float" office:value="2.92611558156547">
                <text:p>2.92611558156547</text:p>
              </table:table-cell>
              <table:table-cell office:value-type="float" office:value="2.48015873015873">
                <text:p>2.48015873015873</text:p>
              </table:table-cell>
              <table:table-cell office:value-type="float" office:value="2.2002200220022">
                <text:p>2.2002200220022</text:p>
              </table:table-cell>
              <table:table-cell office:value-type="float" office:value="2.12">
                <text:p>2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xSimple / Tracer_01_h03</text:p>
                <draw:g>
                  <svg:desc>Sheet1.A17:Sheet1.A17</svg:desc>
                </draw:g>
              </table:table-cell>
              <table:table-cell office:value-type="float" office:value="NaN">
                <text:p>NaN</text:p>
                <draw:g>
                  <svg:desc>Sheet1.B17:Sheet1.Z17</svg:desc>
                </draw:g>
              </table:table-cell>
              <table:table-cell office:value-type="float" office:value="7.5187969924812">
                <text:p>7.5187969924812</text:p>
              </table:table-cell>
              <table:table-cell office:value-type="float" office:value="3.2">
                <text:p>3.2</text:p>
              </table:table-cell>
              <table:table-cell office:value-type="float" office:value="2.909796314258">
                <text:p>2.909796314258</text:p>
              </table:table-cell>
              <table:table-cell office:value-type="float" office:value="3.6068530207394">
                <text:p>3.6068530207394</text:p>
              </table:table-cell>
              <table:table-cell office:value-type="float" office:value="2.94985250737463">
                <text:p>2.94985250737463</text:p>
              </table:table-cell>
              <table:table-cell office:value-type="float" office:value="2.35571260306243">
                <text:p>2.35571260306243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2.48">
                <text:p>2.48</text:p>
              </table:table-cell>
              <table:table-cell office:value-type="float" office:value="2.82">
                <text:p>2.82</text:p>
              </table:table-cell>
              <table:table-cell office:value-type="float" office:value="NaN">
                <text:p>NaN</text:p>
              </table:table-cell>
              <table:table-cell office:value-type="float" office:value="2.62">
                <text:p>2.62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2.43">
                <text:p>2.43</text:p>
              </table:table-cell>
              <table:table-cell office:value-type="float" office:value="NaN">
                <text:p>NaN</text:p>
              </table:table-cell>
              <table:table-cell office:value-type="float" office:value="2.62">
                <text:p>2.62</text:p>
              </table:table-cell>
              <table:table-cell office:value-type="float" office:value="2.42">
                <text:p>2.42</text:p>
              </table:table-cell>
              <table:table-cell office:value-type="float" office:value="2.54">
                <text:p>2.54</text:p>
              </table:table-cell>
              <table:table-cell office:value-type="float" office:value="2.46">
                <text:p>2.46</text:p>
              </table:table-cell>
              <table:table-cell office:value-type="float" office:value="2.53">
                <text:p>2.53</text:p>
              </table:table-cell>
              <table:table-cell office:value-type="float" office:value="2.49">
                <text:p>2.49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RxSimple / Tracer_01_h04</text:p>
                <draw:g>
                  <svg:desc>Sheet1.A18:Sheet1.A18</svg:desc>
                </draw:g>
              </table:table-cell>
              <table:table-cell office:value-type="float" office:value="NaN">
                <text:p>NaN</text:p>
                <draw:g>
                  <svg:desc>Sheet1.B18:Sheet1.Z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2">
                <text:p>2.92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">
                <text:p>2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